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4">
            <text:p>5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73">
            <text:p>7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9">
            <text:p>17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244">
            <text:p>524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953">
            <text:p>695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294">
            <text:p>1029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3">
            <text:p>2020-11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8 - 1.1)">
            <text:p>(0.78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0.25">
            <text:p>180.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927374301676">
            <text:p>0.0719273743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188596251678">
            <text:p>1.261885962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97932652845394">
            <text:p>9.979326528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10.875">
            <text:p>110.8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8587816455696">
            <text:p>0.0438587816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727597750526">
            <text:p>1.1572759775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1481625638379">
            <text:p>16.14816256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6.25">
            <text:p>116.25</text:p>
          </table:table-cell>
          <table:table-cell office:value-type="float" office:value="118.75">
            <text:p>118.75</text:p>
          </table:table-cell>
          <table:table-cell office:value-type="float" office:value="0.0230823863636364">
            <text:p>0.0230823864</text:p>
          </table:table-cell>
          <table:table-cell office:value-type="float" office:value="0.0888082505729565">
            <text:p>0.0888082506</text:p>
          </table:table-cell>
          <table:table-cell office:value-type="float" office:value="0.0413907284768212">
            <text:p>0.0413907285</text:p>
          </table:table-cell>
          <table:table-cell office:value-type="float" office:value="1.0818326335308">
            <text:p>1.0818326335</text:p>
          </table:table-cell>
          <table:table-cell office:value-type="float" office:value="1.32628721153021">
            <text:p>1.3262872115</text:p>
          </table:table-cell>
          <table:table-cell office:value-type="float" office:value="1.1482254067804">
            <text:p>1.1482254068</text:p>
          </table:table-cell>
          <table:table-cell office:value-type="float" office:value="30.3745240882156">
            <text:p>30.3745240882</text:p>
          </table:table-cell>
          <table:table-cell office:value-type="float" office:value="8.14664587004396">
            <text:p>8.14664587</text:p>
          </table:table-cell>
          <table:table-cell office:value-type="float" office:value="17.0906668692511">
            <text:p>17.090666869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65">
            <text:p>6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94494314781568">
            <text:p>0.0194494315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88144397278">
            <text:p>1.0688144397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61">
            <text:p>3561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83.25">
            <text:p>183.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514602639707947">
            <text:p>0.051460264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8530131508295">
            <text:p>1.1853013151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3.8132365152965">
            <text:p>13.81323651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81">
            <text:p>3681</text:p>
          </table:table-cell>
          <table:table-cell office:value-type="float" office:value="20">
            <text:p>20</text:p>
          </table:table-cell>
          <table:table-cell office:value-type="float" office:value="108.5">
            <text:p>108.5</text:p>
          </table:table-cell>
          <table:table-cell office:value-type="float" office:value="68.875">
            <text:p>68.875</text:p>
          </table:table-cell>
          <table:table-cell office:value-type="float" office:value="0.0263852242744063">
            <text:p>0.0263852243</text:p>
          </table:table-cell>
          <table:table-cell office:value-type="float" office:value="0.068196103079824">
            <text:p>0.0681961031</text:p>
          </table:table-cell>
          <table:table-cell office:value-type="float" office:value="0.0187109481119261">
            <text:p>0.0187109481</text:p>
          </table:table-cell>
          <table:table-cell office:value-type="float" office:value="1.09371279787804">
            <text:p>1.0937127979</text:p>
          </table:table-cell>
          <table:table-cell office:value-type="float" office:value="1.24780174939092">
            <text:p>1.2478017494</text:p>
          </table:table-cell>
          <table:table-cell office:value-type="float" office:value="1.06617451356707">
            <text:p>1.0661745136</text:p>
          </table:table-cell>
          <table:table-cell office:value-type="float" office:value="26.6153474398358">
            <text:p>26.6153474398</text:p>
          </table:table-cell>
          <table:table-cell office:value-type="float" office:value="10.5067923763788">
            <text:p>10.5067923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307">
            <text:p>430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34.375">
            <text:p>34.37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798119340608312">
            <text:p>0.0079811934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805902783973">
            <text:p>1.0280590278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731">
            <text:p>3731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47.25">
            <text:p>247.2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62690967569016">
            <text:p>0.0662690968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4054936129171">
            <text:p>1.2405493613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0.8024514327758">
            <text:p>10.802451432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33">
            <text:p>2133</text:p>
          </table:table-cell>
          <table:table-cell office:value-type="float" office:value="4658">
            <text:p>4658</text:p>
          </table:table-cell>
          <table:table-cell office:value-type="float" office:value="42.75">
            <text:p>42.75</text:p>
          </table:table-cell>
          <table:table-cell office:value-type="float" office:value="111.25">
            <text:p>111.25</text:p>
          </table:table-cell>
          <table:table-cell office:value-type="float" office:value="209.25">
            <text:p>209.25</text:p>
          </table:table-cell>
          <table:table-cell office:value-type="float" office:value="0.0419941060903733">
            <text:p>0.0419941061</text:p>
          </table:table-cell>
          <table:table-cell office:value-type="float" office:value="0.0521565869667135">
            <text:p>0.052156587</text:p>
          </table:table-cell>
          <table:table-cell office:value-type="float" office:value="0.0449227136109918">
            <text:p>0.0449227136</text:p>
          </table:table-cell>
          <table:table-cell office:value-type="float" office:value="1.15043584101111">
            <text:p>1.150435841</text:p>
          </table:table-cell>
          <table:table-cell office:value-type="float" office:value="1.18787986112897">
            <text:p>1.1878798611</text:p>
          </table:table-cell>
          <table:table-cell office:value-type="float" office:value="1.16118487602689">
            <text:p>1.161184876</text:p>
          </table:table-cell>
          <table:table-cell office:value-type="float" office:value="16.850018112532">
            <text:p>16.8500181125</text:p>
          </table:table-cell>
          <table:table-cell office:value-type="float" office:value="13.6333712279789">
            <text:p>13.633371228</text:p>
          </table:table-cell>
          <table:table-cell office:value-type="float" office:value="15.7738063588582">
            <text:p>15.773806358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93">
            <text:p>1993</text:p>
          </table:table-cell>
          <table:table-cell office:value-type="float" office:value="3317">
            <text:p>3317</text:p>
          </table:table-cell>
          <table:table-cell office:value-type="float" office:value="57.25">
            <text:p>57.25</text:p>
          </table:table-cell>
          <table:table-cell office:value-type="float" office:value="135.75">
            <text:p>135.75</text:p>
          </table:table-cell>
          <table:table-cell office:value-type="float" office:value="230.25">
            <text:p>230.25</text:p>
          </table:table-cell>
          <table:table-cell office:value-type="float" office:value="0.0529112754158965">
            <text:p>0.0529112754</text:p>
          </table:table-cell>
          <table:table-cell office:value-type="float" office:value="0.0681133968891119">
            <text:p>0.0681133969</text:p>
          </table:table-cell>
          <table:table-cell office:value-type="float" office:value="0.0694151341573711">
            <text:p>0.0694151342</text:p>
          </table:table-cell>
          <table:table-cell office:value-type="float" office:value="1.19067668596527">
            <text:p>1.190676686</text:p>
          </table:table-cell>
          <table:table-cell office:value-type="float" office:value="1.24749018139001">
            <text:p>1.2474901814</text:p>
          </table:table-cell>
          <table:table-cell office:value-type="float" office:value="1.25239715281697">
            <text:p>1.2523971528</text:p>
          </table:table-cell>
          <table:table-cell office:value-type="float" office:value="13.4437745875119">
            <text:p>13.4437745875</text:p>
          </table:table-cell>
          <table:table-cell office:value-type="float" office:value="10.5191384454663">
            <text:p>10.5191384455</text:p>
          </table:table-cell>
          <table:table-cell office:value-type="float" office:value="10.3282313219094">
            <text:p>10.32823132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765">
            <text:p>3765</text:p>
          </table:table-cell>
          <table:table-cell office:value-type="float" office:value="49.625">
            <text:p>49.625</text:p>
          </table:table-cell>
          <table:table-cell office:value-type="float" office:value="166">
            <text:p>166</text:p>
          </table:table-cell>
          <table:table-cell office:value-type="float" office:value="236.375">
            <text:p>236.375</text:p>
          </table:table-cell>
          <table:table-cell office:value-type="float" office:value="0.0435689201053556">
            <text:p>0.0435689201</text:p>
          </table:table-cell>
          <table:table-cell office:value-type="float" office:value="0.0765329644997695">
            <text:p>0.0765329645</text:p>
          </table:table-cell>
          <table:table-cell office:value-type="float" office:value="0.0627822045152723">
            <text:p>0.0627822045</text:p>
          </table:table-cell>
          <table:table-cell office:value-type="float" office:value="1.15621179193507">
            <text:p>1.1562117919</text:p>
          </table:table-cell>
          <table:table-cell office:value-type="float" office:value="1.27934567327323">
            <text:p>1.2793456733</text:p>
          </table:table-cell>
          <table:table-cell office:value-type="float" office:value="1.2274632620029">
            <text:p>1.227463262</text:p>
          </table:table-cell>
          <table:table-cell office:value-type="float" office:value="16.2533221690696">
            <text:p>16.2533221691</text:p>
          </table:table-cell>
          <table:table-cell office:value-type="float" office:value="9.39915904697006">
            <text:p>9.399159047</text:p>
          </table:table-cell>
          <table:table-cell office:value-type="float" office:value="11.3835606599084">
            <text:p>11.383560659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65">
            <text:p>2465</text:p>
          </table:table-cell>
          <table:table-cell office:value-type="float" office:value="5182">
            <text:p>5182</text:p>
          </table:table-cell>
          <table:table-cell office:value-type="float" office:value="96.375">
            <text:p>96.375</text:p>
          </table:table-cell>
          <table:table-cell office:value-type="float" office:value="147">
            <text:p>147</text:p>
          </table:table-cell>
          <table:table-cell office:value-type="float" office:value="249.25">
            <text:p>249.25</text:p>
          </table:table-cell>
          <table:table-cell office:value-type="float" office:value="0.0723536036036036">
            <text:p>0.0723536036</text:p>
          </table:table-cell>
          <table:table-cell office:value-type="float" office:value="0.0596348884381339">
            <text:p>0.0596348884</text:p>
          </table:table-cell>
          <table:table-cell office:value-type="float" office:value="0.0480991895021227">
            <text:p>0.0480991895</text:p>
          </table:table-cell>
          <table:table-cell office:value-type="float" office:value="1.26349829876329">
            <text:p>1.2634982988</text:p>
          </table:table-cell>
          <table:table-cell office:value-type="float" office:value="1.21569249657476">
            <text:p>1.2156924966</text:p>
          </table:table-cell>
          <table:table-cell office:value-type="float" office:value="1.17288168603772">
            <text:p>1.172881686</text:p>
          </table:table-cell>
          <table:table-cell office:value-type="float" office:value="9.922534159308">
            <text:p>9.9225341593</text:p>
          </table:table-cell>
          <table:table-cell office:value-type="float" office:value="11.966410246066">
            <text:p>11.9664102461</text:p>
          </table:table-cell>
          <table:table-cell office:value-type="float" office:value="14.7546472412424">
            <text:p>14.754647241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70">
            <text:p>1470</text:p>
          </table:table-cell>
          <table:table-cell office:value-type="float" office:value="2614">
            <text:p>2614</text:p>
          </table:table-cell>
          <table:table-cell office:value-type="float" office:value="4575">
            <text:p>4575</text:p>
          </table:table-cell>
          <table:table-cell office:value-type="float" office:value="136.75">
            <text:p>136.75</text:p>
          </table:table-cell>
          <table:table-cell office:value-type="float" office:value="153.625">
            <text:p>153.625</text:p>
          </table:table-cell>
          <table:table-cell office:value-type="float" office:value="207.75">
            <text:p>207.75</text:p>
          </table:table-cell>
          <table:table-cell office:value-type="float" office:value="0.0930272108843537">
            <text:p>0.0930272109</text:p>
          </table:table-cell>
          <table:table-cell office:value-type="float" office:value="0.0587700841622035">
            <text:p>0.0587700842</text:p>
          </table:table-cell>
          <table:table-cell office:value-type="float" office:value="0.0454098360655738">
            <text:p>0.0454098361</text:p>
          </table:table-cell>
          <table:table-cell office:value-type="float" office:value="1.34255719954649">
            <text:p>1.3425571995</text:p>
          </table:table-cell>
          <table:table-cell office:value-type="float" office:value="1.21246498324088">
            <text:p>1.2124649832</text:p>
          </table:table-cell>
          <table:table-cell office:value-type="float" office:value="1.16297605052405">
            <text:p>1.1629760505</text:p>
          </table:table-cell>
          <table:table-cell office:value-type="float" office:value="7.79245164658521">
            <text:p>7.7924516466</text:p>
          </table:table-cell>
          <table:table-cell office:value-type="float" office:value="12.1374930189757">
            <text:p>12.137493019</text:p>
          </table:table-cell>
          <table:table-cell office:value-type="float" office:value="15.6082605010552">
            <text:p>15.608260501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65">
            <text:p>2765</text:p>
          </table:table-cell>
          <table:table-cell office:value-type="float" office:value="5363">
            <text:p>5363</text:p>
          </table:table-cell>
          <table:table-cell office:value-type="float" office:value="98.5">
            <text:p>98.5</text:p>
          </table:table-cell>
          <table:table-cell office:value-type="float" office:value="161.875">
            <text:p>161.875</text:p>
          </table:table-cell>
          <table:table-cell office:value-type="float" office:value="289.25">
            <text:p>289.25</text:p>
          </table:table-cell>
          <table:table-cell office:value-type="float" office:value="0.0594806763285024">
            <text:p>0.0594806763</text:p>
          </table:table-cell>
          <table:table-cell office:value-type="float" office:value="0.0585443037974684">
            <text:p>0.0585443038</text:p>
          </table:table-cell>
          <table:table-cell office:value-type="float" office:value="0.0539343650941637">
            <text:p>0.0539343651</text:p>
          </table:table-cell>
          <table:table-cell office:value-type="float" office:value="1.21511675082849">
            <text:p>1.2151167508</text:p>
          </table:table-cell>
          <table:table-cell office:value-type="float" office:value="1.21162283688511">
            <text:p>1.2116228369</text:p>
          </table:table-cell>
          <table:table-cell office:value-type="float" office:value="1.19447175267627">
            <text:p>1.1944717527</text:p>
          </table:table-cell>
          <table:table-cell office:value-type="float" office:value="11.9965534041938">
            <text:p>11.9965534042</text:p>
          </table:table-cell>
          <table:table-cell office:value-type="float" office:value="12.1829905950569">
            <text:p>12.1829905951</text:p>
          </table:table-cell>
          <table:table-cell office:value-type="float" office:value="13.1952190853047">
            <text:p>13.195219085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00">
            <text:p>1700</text:p>
          </table:table-cell>
          <table:table-cell office:value-type="float" office:value="2914">
            <text:p>2914</text:p>
          </table:table-cell>
          <table:table-cell office:value-type="float" office:value="5428">
            <text:p>5428</text:p>
          </table:table-cell>
          <table:table-cell office:value-type="float" office:value="79.625">
            <text:p>79.625</text:p>
          </table:table-cell>
          <table:table-cell office:value-type="float" office:value="186">
            <text:p>186</text:p>
          </table:table-cell>
          <table:table-cell office:value-type="float" office:value="318.875">
            <text:p>318.875</text:p>
          </table:table-cell>
          <table:table-cell office:value-type="float" office:value="0.0468382352941176">
            <text:p>0.0468382353</text:p>
          </table:table-cell>
          <table:table-cell office:value-type="float" office:value="0.0638297872340425">
            <text:p>0.0638297872</text:p>
          </table:table-cell>
          <table:table-cell office:value-type="float" office:value="0.0587463154016212">
            <text:p>0.0587463154</text:p>
          </table:table-cell>
          <table:table-cell office:value-type="float" office:value="1.16823371128893">
            <text:p>1.1682337113</text:p>
          </table:table-cell>
          <table:table-cell office:value-type="float" office:value="1.2313897691263">
            <text:p>1.2313897691</text:p>
          </table:table-cell>
          <table:table-cell office:value-type="float" office:value="1.21237631786928">
            <text:p>1.2123763179</text:p>
          </table:table-cell>
          <table:table-cell office:value-type="float" office:value="15.1426763607204">
            <text:p>15.1426763607</text:p>
          </table:table-cell>
          <table:table-cell office:value-type="float" office:value="11.2023055836212">
            <text:p>11.2023055836</text:p>
          </table:table-cell>
          <table:table-cell office:value-type="float" office:value="12.1422662563585">
            <text:p>12.142266256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49">
            <text:p>1949</text:p>
          </table:table-cell>
          <table:table-cell office:value-type="float" office:value="3082">
            <text:p>3082</text:p>
          </table:table-cell>
          <table:table-cell office:value-type="float" office:value="5721">
            <text:p>5721</text:p>
          </table:table-cell>
          <table:table-cell office:value-type="float" office:value="117.25">
            <text:p>117.25</text:p>
          </table:table-cell>
          <table:table-cell office:value-type="float" office:value="274.125">
            <text:p>274.125</text:p>
          </table:table-cell>
          <table:table-cell office:value-type="float" office:value="379.75">
            <text:p>379.75</text:p>
          </table:table-cell>
          <table:table-cell office:value-type="float" office:value="0.060159055926116">
            <text:p>0.0601590559</text:p>
          </table:table-cell>
          <table:table-cell office:value-type="float" office:value="0.0889438676184296">
            <text:p>0.0889438676</text:p>
          </table:table-cell>
          <table:table-cell office:value-type="float" office:value="0.0663782555497291">
            <text:p>0.0663782555</text:p>
          </table:table-cell>
          <table:table-cell office:value-type="float" office:value="1.21765015528085">
            <text:p>1.2176501553</text:p>
          </table:table-cell>
          <table:table-cell office:value-type="float" office:value="1.32680911937488">
            <text:p>1.3268091194</text:p>
          </table:table-cell>
          <table:table-cell office:value-type="float" office:value="1.24095979713131">
            <text:p>1.2409597971</text:p>
          </table:table-cell>
          <table:table-cell office:value-type="float" office:value="11.8651085816784">
            <text:p>11.8651085817</text:p>
          </table:table-cell>
          <table:table-cell office:value-type="float" office:value="8.13473803584366">
            <text:p>8.1347380358</text:p>
          </table:table-cell>
          <table:table-cell office:value-type="float" office:value="10.7852447742592">
            <text:p>10.785244774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85">
            <text:p>1985</text:p>
          </table:table-cell>
          <table:table-cell office:value-type="float" office:value="3229">
            <text:p>3229</text:p>
          </table:table-cell>
          <table:table-cell office:value-type="float" office:value="5532">
            <text:p>5532</text:p>
          </table:table-cell>
          <table:table-cell office:value-type="float" office:value="128">
            <text:p>128</text:p>
          </table:table-cell>
          <table:table-cell office:value-type="float" office:value="203.25">
            <text:p>203.25</text:p>
          </table:table-cell>
          <table:table-cell office:value-type="float" office:value="480.75">
            <text:p>480.75</text:p>
          </table:table-cell>
          <table:table-cell office:value-type="float" office:value="0.0644836272040302">
            <text:p>0.0644836272</text:p>
          </table:table-cell>
          <table:table-cell office:value-type="float" office:value="0.0629451842675751">
            <text:p>0.0629451843</text:p>
          </table:table-cell>
          <table:table-cell office:value-type="float" office:value="0.0869034707158351">
            <text:p>0.0869034707</text:p>
          </table:table-cell>
          <table:table-cell office:value-type="float" office:value="1.23384264604179">
            <text:p>1.233842646</text:p>
          </table:table-cell>
          <table:table-cell office:value-type="float" office:value="1.22807385353257">
            <text:p>1.2280738535</text:p>
          </table:table-cell>
          <table:table-cell office:value-type="float" office:value="1.31896448542144">
            <text:p>1.3189644854</text:p>
          </table:table-cell>
          <table:table-cell office:value-type="float" office:value="11.0921607824007">
            <text:p>11.0921607824</text:p>
          </table:table-cell>
          <table:table-cell office:value-type="float" office:value="11.35496536626">
            <text:p>11.3549653663</text:p>
          </table:table-cell>
          <table:table-cell office:value-type="float" office:value="8.31781932026095">
            <text:p>8.31781932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98">
            <text:p>1798</text:p>
          </table:table-cell>
          <table:table-cell office:value-type="float" office:value="3372">
            <text:p>3372</text:p>
          </table:table-cell>
          <table:table-cell office:value-type="float" office:value="6678">
            <text:p>6678</text:p>
          </table:table-cell>
          <table:table-cell office:value-type="float" office:value="119.5">
            <text:p>119.5</text:p>
          </table:table-cell>
          <table:table-cell office:value-type="float" office:value="213.75">
            <text:p>213.75</text:p>
          </table:table-cell>
          <table:table-cell office:value-type="float" office:value="375.125">
            <text:p>375.125</text:p>
          </table:table-cell>
          <table:table-cell office:value-type="float" office:value="0.0664627363737486">
            <text:p>0.0664627364</text:p>
          </table:table-cell>
          <table:table-cell office:value-type="float" office:value="0.0633896797153025">
            <text:p>0.0633896797</text:p>
          </table:table-cell>
          <table:table-cell office:value-type="float" office:value="0.0561732554657083">
            <text:p>0.0561732555</text:p>
          </table:table-cell>
          <table:table-cell office:value-type="float" office:value="1.24127747614764">
            <text:p>1.2412774761</text:p>
          </table:table-cell>
          <table:table-cell office:value-type="float" office:value="1.2297396519326">
            <text:p>1.2297396519</text:p>
          </table:table-cell>
          <table:table-cell office:value-type="float" office:value="1.20279104600403">
            <text:p>1.202791046</text:p>
          </table:table-cell>
          <table:table-cell office:value-type="float" office:value="10.7719668797928">
            <text:p>10.7719668798</text:p>
          </table:table-cell>
          <table:table-cell office:value-type="float" office:value="11.277724436814">
            <text:p>11.2777244368</text:p>
          </table:table-cell>
          <table:table-cell office:value-type="float" office:value="12.6828687510741">
            <text:p>12.682868751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6">
            <text:p>1916</text:p>
          </table:table-cell>
          <table:table-cell office:value-type="float" office:value="3615">
            <text:p>3615</text:p>
          </table:table-cell>
          <table:table-cell office:value-type="float" office:value="6872">
            <text:p>6872</text:p>
          </table:table-cell>
          <table:table-cell office:value-type="float" office:value="133.375">
            <text:p>133.375</text:p>
          </table:table-cell>
          <table:table-cell office:value-type="float" office:value="196.125">
            <text:p>196.125</text:p>
          </table:table-cell>
          <table:table-cell office:value-type="float" office:value="316.375">
            <text:p>316.375</text:p>
          </table:table-cell>
          <table:table-cell office:value-type="float" office:value="0.0696111691022965">
            <text:p>0.0696111691</text:p>
          </table:table-cell>
          <table:table-cell office:value-type="float" office:value="0.054253112033195">
            <text:p>0.054253112</text:p>
          </table:table-cell>
          <table:table-cell office:value-type="float" office:value="0.0460382712456345">
            <text:p>0.0460382712</text:p>
          </table:table-cell>
          <table:table-cell office:value-type="float" office:value="1.25313669299106">
            <text:p>1.253136693</text:p>
          </table:table-cell>
          <table:table-cell office:value-type="float" office:value="1.19565495644014">
            <text:p>1.1956549564</text:p>
          </table:table-cell>
          <table:table-cell office:value-type="float" office:value="1.16528821330152">
            <text:p>1.1652882133</text:p>
          </table:table-cell>
          <table:table-cell office:value-type="float" office:value="10.3001000540832">
            <text:p>10.3001000541</text:p>
          </table:table-cell>
          <table:table-cell office:value-type="float" office:value="13.1196956567384">
            <text:p>13.1196956567</text:p>
          </table:table-cell>
          <table:table-cell office:value-type="float" office:value="15.3998645157414">
            <text:p>15.399864515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50">
            <text:p>2250</text:p>
          </table:table-cell>
          <table:table-cell office:value-type="float" office:value="4001">
            <text:p>4001</text:p>
          </table:table-cell>
          <table:table-cell office:value-type="float" office:value="7539">
            <text:p>7539</text:p>
          </table:table-cell>
          <table:table-cell office:value-type="float" office:value="154.25">
            <text:p>154.25</text:p>
          </table:table-cell>
          <table:table-cell office:value-type="float" office:value="349.75">
            <text:p>349.75</text:p>
          </table:table-cell>
          <table:table-cell office:value-type="float" office:value="246.125">
            <text:p>246.125</text:p>
          </table:table-cell>
          <table:table-cell office:value-type="float" office:value="0.0685555555555556">
            <text:p>0.0685555556</text:p>
          </table:table-cell>
          <table:table-cell office:value-type="float" office:value="0.0874156460884779">
            <text:p>0.0874156461</text:p>
          </table:table-cell>
          <table:table-cell office:value-type="float" office:value="0.032646902772251">
            <text:p>0.0326469028</text:p>
          </table:table-cell>
          <table:table-cell office:value-type="float" office:value="1.2491561782716">
            <text:p>1.2491561783</text:p>
          </table:table-cell>
          <table:table-cell office:value-type="float" office:value="1.32093209186456">
            <text:p>1.3209320919</text:p>
          </table:table-cell>
          <table:table-cell office:value-type="float" office:value="1.1163531674137">
            <text:p>1.1163531674</text:p>
          </table:table-cell>
          <table:table-cell office:value-type="float" office:value="10.4534806143731">
            <text:p>10.4534806144</text:p>
          </table:table-cell>
          <table:table-cell office:value-type="float" office:value="8.27105974144584">
            <text:p>8.2710597414</text:p>
          </table:table-cell>
          <table:table-cell office:value-type="float" office:value="21.5763547378065">
            <text:p>21.576354737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390">
            <text:p>2390</text:p>
          </table:table-cell>
          <table:table-cell office:value-type="float" office:value="4360">
            <text:p>4360</text:p>
          </table:table-cell>
          <table:table-cell office:value-type="float" office:value="9012">
            <text:p>9012</text:p>
          </table:table-cell>
          <table:table-cell office:value-type="float" office:value="159.375">
            <text:p>159.375</text:p>
          </table:table-cell>
          <table:table-cell office:value-type="float" office:value="329.125">
            <text:p>329.125</text:p>
          </table:table-cell>
          <table:table-cell office:value-type="float" office:value="355.125">
            <text:p>355.125</text:p>
          </table:table-cell>
          <table:table-cell office:value-type="float" office:value="0.06668410041841">
            <text:p>0.0666841004</text:p>
          </table:table-cell>
          <table:table-cell office:value-type="float" office:value="0.0754873853211009">
            <text:p>0.0754873853</text:p>
          </table:table-cell>
          <table:table-cell office:value-type="float" office:value="0.0394057922769641">
            <text:p>0.0394057923</text:p>
          </table:table-cell>
          <table:table-cell office:value-type="float" office:value="1.24211001919172">
            <text:p>1.2421100192</text:p>
          </table:table-cell>
          <table:table-cell office:value-type="float" office:value="1.27537460549538">
            <text:p>1.2753746055</text:p>
          </table:table-cell>
          <table:table-cell office:value-type="float" office:value="1.14096379324073">
            <text:p>1.1409637932</text:p>
          </table:table-cell>
          <table:table-cell office:value-type="float" office:value="10.7373344981735">
            <text:p>10.7373344982</text:p>
          </table:table-cell>
          <table:table-cell office:value-type="float" office:value="9.52466192620724">
            <text:p>9.5246619262</text:p>
          </table:table-cell>
          <table:table-cell office:value-type="float" office:value="17.9343232749474">
            <text:p>17.934323274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60">
            <text:p>2660</text:p>
          </table:table-cell>
          <table:table-cell office:value-type="float" office:value="4640">
            <text:p>4640</text:p>
          </table:table-cell>
          <table:table-cell office:value-type="float" office:value="10157">
            <text:p>10157</text:p>
          </table:table-cell>
          <table:table-cell office:value-type="float" office:value="269.125">
            <text:p>269.125</text:p>
          </table:table-cell>
          <table:table-cell office:value-type="float" office:value="200.25">
            <text:p>200.25</text:p>
          </table:table-cell>
          <table:table-cell office:value-type="float" office:value="479">
            <text:p>479</text:p>
          </table:table-cell>
          <table:table-cell office:value-type="float" office:value="0.101174812030075">
            <text:p>0.101174812</text:p>
          </table:table-cell>
          <table:table-cell office:value-type="float" office:value="0.0431573275862069">
            <text:p>0.0431573276</text:p>
          </table:table-cell>
          <table:table-cell office:value-type="float" office:value="0.0471595943684159">
            <text:p>0.0471595944</text:p>
          </table:table-cell>
          <table:table-cell office:value-type="float" office:value="1.37417507358033">
            <text:p>1.3741750736</text:p>
          </table:table-cell>
          <table:table-cell office:value-type="float" office:value="1.15470125420352">
            <text:p>1.1547012542</text:p>
          </table:table-cell>
          <table:table-cell office:value-type="float" office:value="1.1694176738778">
            <text:p>1.1694176739</text:p>
          </table:table-cell>
          <table:table-cell office:value-type="float" office:value="7.19199306480263">
            <text:p>7.1919930648</text:p>
          </table:table-cell>
          <table:table-cell office:value-type="float" office:value="16.4050715072919">
            <text:p>16.4050715073</text:p>
          </table:table-cell>
          <table:table-cell office:value-type="float" office:value="15.041815706161">
            <text:p>15.041815706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658">
            <text:p>2658</text:p>
          </table:table-cell>
          <table:table-cell office:value-type="float" office:value="4653">
            <text:p>4653</text:p>
          </table:table-cell>
          <table:table-cell office:value-type="float" office:value="8352">
            <text:p>8352</text:p>
          </table:table-cell>
          <table:table-cell office:value-type="float" office:value="224">
            <text:p>224</text:p>
          </table:table-cell>
          <table:table-cell office:value-type="float" office:value="314.375">
            <text:p>314.375</text:p>
          </table:table-cell>
          <table:table-cell office:value-type="float" office:value="435.625">
            <text:p>435.625</text:p>
          </table:table-cell>
          <table:table-cell office:value-type="float" office:value="0.0842738901429646">
            <text:p>0.0842738901</text:p>
          </table:table-cell>
          <table:table-cell office:value-type="float" office:value="0.0675639372447883">
            <text:p>0.0675639372</text:p>
          </table:table-cell>
          <table:table-cell office:value-type="float" office:value="0.0521581657088123">
            <text:p>0.0521581657</text:p>
          </table:table-cell>
          <table:table-cell office:value-type="float" office:value="1.30887870907764">
            <text:p>1.3088787091</text:p>
          </table:table-cell>
          <table:table-cell office:value-type="float" office:value="1.24542095616415">
            <text:p>1.2454209562</text:p>
          </table:table-cell>
          <table:table-cell office:value-type="float" office:value="1.18788570951105">
            <text:p>1.1878857095</text:p>
          </table:table-cell>
          <table:table-cell office:value-type="float" office:value="8.56683447926516">
            <text:p>8.5668344793</text:p>
          </table:table-cell>
          <table:table-cell office:value-type="float" office:value="10.6019268822143">
            <text:p>10.6019268822</text:p>
          </table:table-cell>
          <table:table-cell office:value-type="float" office:value="13.6329688828678">
            <text:p>13.632968882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780">
            <text:p>2780</text:p>
          </table:table-cell>
          <table:table-cell office:value-type="float" office:value="5060">
            <text:p>5060</text:p>
          </table:table-cell>
          <table:table-cell office:value-type="float" office:value="8445">
            <text:p>8445</text:p>
          </table:table-cell>
          <table:table-cell office:value-type="float" office:value="206.625">
            <text:p>206.625</text:p>
          </table:table-cell>
          <table:table-cell office:value-type="float" office:value="210.625">
            <text:p>210.625</text:p>
          </table:table-cell>
          <table:table-cell office:value-type="float" office:value="288.5">
            <text:p>288.5</text:p>
          </table:table-cell>
          <table:table-cell office:value-type="float" office:value="0.0743255395683453">
            <text:p>0.0743255396</text:p>
          </table:table-cell>
          <table:table-cell office:value-type="float" office:value="0.0416254940711462">
            <text:p>0.0416254941</text:p>
          </table:table-cell>
          <table:table-cell office:value-type="float" office:value="0.034162226169331">
            <text:p>0.0341622262</text:p>
          </table:table-cell>
          <table:table-cell office:value-type="float" office:value="1.27096698872018">
            <text:p>1.2709669887</text:p>
          </table:table-cell>
          <table:table-cell office:value-type="float" office:value="1.14908528549208">
            <text:p>1.1490852855</text:p>
          </table:table-cell>
          <table:table-cell office:value-type="float" office:value="1.12185522467847">
            <text:p>1.1218552247</text:p>
          </table:table-cell>
          <table:table-cell office:value-type="float" office:value="9.66826055654144">
            <text:p>9.6682605565</text:p>
          </table:table-cell>
          <table:table-cell office:value-type="float" office:value="16.9962048337637">
            <text:p>16.9962048338</text:p>
          </table:table-cell>
          <table:table-cell office:value-type="float" office:value="20.6345048385218">
            <text:p>20.634504838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3096">
            <text:p>3096</text:p>
          </table:table-cell>
          <table:table-cell office:value-type="float" office:value="5635">
            <text:p>5635</text:p>
          </table:table-cell>
          <table:table-cell office:value-type="float" office:value="11497">
            <text:p>11497</text:p>
          </table:table-cell>
          <table:table-cell office:value-type="float" office:value="257.625">
            <text:p>257.625</text:p>
          </table:table-cell>
          <table:table-cell office:value-type="float" office:value="412.875">
            <text:p>412.875</text:p>
          </table:table-cell>
          <table:table-cell office:value-type="float" office:value="255.875">
            <text:p>255.875</text:p>
          </table:table-cell>
          <table:table-cell office:value-type="float" office:value="0.0832122093023256">
            <text:p>0.0832122093</text:p>
          </table:table-cell>
          <table:table-cell office:value-type="float" office:value="0.0732697426796806">
            <text:p>0.0732697427</text:p>
          </table:table-cell>
          <table:table-cell office:value-type="float" office:value="0.0222558058623989">
            <text:p>0.0222558059</text:p>
          </table:table-cell>
          <table:table-cell office:value-type="float" office:value="1.30481430524101">
            <text:p>1.3048143052</text:p>
          </table:table-cell>
          <table:table-cell office:value-type="float" office:value="1.26696627155588">
            <text:p>1.2669662716</text:p>
          </table:table-cell>
          <table:table-cell office:value-type="float" office:value="1.07886614947178">
            <text:p>1.0788661495</text:p>
          </table:table-cell>
          <table:table-cell office:value-type="float" office:value="8.67183063336516">
            <text:p>8.6718306334</text:p>
          </table:table-cell>
          <table:table-cell office:value-type="float" office:value="9.8026999554371">
            <text:p>9.8026999554</text:p>
          </table:table-cell>
          <table:table-cell office:value-type="float" office:value="31.4898576371242">
            <text:p>31.489857637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246">
            <text:p>3246</text:p>
          </table:table-cell>
          <table:table-cell office:value-type="float" office:value="5865">
            <text:p>5865</text:p>
          </table:table-cell>
          <table:table-cell office:value-type="float" office:value="10922">
            <text:p>10922</text:p>
          </table:table-cell>
          <table:table-cell office:value-type="float" office:value="238.5">
            <text:p>238.5</text:p>
          </table:table-cell>
          <table:table-cell office:value-type="float" office:value="263.875">
            <text:p>263.875</text:p>
          </table:table-cell>
          <table:table-cell office:value-type="float" office:value="547.375">
            <text:p>547.375</text:p>
          </table:table-cell>
          <table:table-cell office:value-type="float" office:value="0.0734750462107209">
            <text:p>0.0734750462</text:p>
          </table:table-cell>
          <table:table-cell office:value-type="float" office:value="0.0449914748508099">
            <text:p>0.0449914749</text:p>
          </table:table-cell>
          <table:table-cell office:value-type="float" office:value="0.0501167368613807">
            <text:p>0.0501167369</text:p>
          </table:table-cell>
          <table:table-cell office:value-type="float" office:value="1.26774388327223">
            <text:p>1.2677438833</text:p>
          </table:table-cell>
          <table:table-cell office:value-type="float" office:value="1.16143765828397">
            <text:p>1.1614376583</text:p>
          </table:table-cell>
          <table:table-cell office:value-type="float" office:value="1.18033148614955">
            <text:p>1.1803314861</text:p>
          </table:table-cell>
          <table:table-cell office:value-type="float" office:value="9.77625524723193">
            <text:p>9.7762552472</text:p>
          </table:table-cell>
          <table:table-cell office:value-type="float" office:value="15.7502209757272">
            <text:p>15.7502209757</text:p>
          </table:table-cell>
          <table:table-cell office:value-type="float" office:value="14.1744017224481">
            <text:p>14.174401722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348">
            <text:p>3348</text:p>
          </table:table-cell>
          <table:table-cell office:value-type="float" office:value="5879">
            <text:p>5879</text:p>
          </table:table-cell>
          <table:table-cell office:value-type="float" office:value="9852">
            <text:p>9852</text:p>
          </table:table-cell>
          <table:table-cell office:value-type="float" office:value="231">
            <text:p>231</text:p>
          </table:table-cell>
          <table:table-cell office:value-type="float" office:value="290.5">
            <text:p>290.5</text:p>
          </table:table-cell>
          <table:table-cell office:value-type="float" office:value="369.625">
            <text:p>369.625</text:p>
          </table:table-cell>
          <table:table-cell office:value-type="float" office:value="0.0689964157706093">
            <text:p>0.0689964158</text:p>
          </table:table-cell>
          <table:table-cell office:value-type="float" office:value="0.0494131655043375">
            <text:p>0.0494131655</text:p>
          </table:table-cell>
          <table:table-cell office:value-type="float" office:value="0.0375177628907836">
            <text:p>0.0375177629</text:p>
          </table:table-cell>
          <table:table-cell office:value-type="float" office:value="1.25081804575995">
            <text:p>1.2508180458</text:p>
          </table:table-cell>
          <table:table-cell office:value-type="float" office:value="1.17773173467849">
            <text:p>1.1777317347</text:p>
          </table:table-cell>
          <table:table-cell office:value-type="float" office:value="1.13407103188111">
            <text:p>1.1340710319</text:p>
          </table:table-cell>
          <table:table-cell office:value-type="float" office:value="10.3888531241368">
            <text:p>10.3888531241</text:p>
          </table:table-cell>
          <table:table-cell office:value-type="float" office:value="14.371368739056">
            <text:p>14.3713687391</text:p>
          </table:table-cell>
          <table:table-cell office:value-type="float" office:value="18.8196197395066">
            <text:p>18.819619739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808">
            <text:p>3808</text:p>
          </table:table-cell>
          <table:table-cell office:value-type="float" office:value="6292">
            <text:p>6292</text:p>
          </table:table-cell>
          <table:table-cell office:value-type="float" office:value="11497">
            <text:p>11497</text:p>
          </table:table-cell>
          <table:table-cell office:value-type="float" office:value="156.375">
            <text:p>156.375</text:p>
          </table:table-cell>
          <table:table-cell office:value-type="float" office:value="285.5">
            <text:p>285.5</text:p>
          </table:table-cell>
          <table:table-cell office:value-type="float" office:value="675.25">
            <text:p>675.25</text:p>
          </table:table-cell>
          <table:table-cell office:value-type="float" office:value="0.0410648634453782">
            <text:p>0.0410648634</text:p>
          </table:table-cell>
          <table:table-cell office:value-type="float" office:value="0.0453750794659886">
            <text:p>0.0453750795</text:p>
          </table:table-cell>
          <table:table-cell office:value-type="float" office:value="0.0587327128816213">
            <text:p>0.0587327129</text:p>
          </table:table-cell>
          <table:table-cell office:value-type="float" office:value="1.14703221515801">
            <text:p>1.1470322152</text:p>
          </table:table-cell>
          <table:table-cell office:value-type="float" office:value="1.16284821789059">
            <text:p>1.1628482179</text:p>
          </table:table-cell>
          <table:table-cell office:value-type="float" office:value="1.21232557694805">
            <text:p>1.2123255769</text:p>
          </table:table-cell>
          <table:table-cell office:value-type="float" office:value="17.2235741696354">
            <text:p>17.2235741696</text:p>
          </table:table-cell>
          <table:table-cell office:value-type="float" office:value="15.6199545990593">
            <text:p>15.6199545991</text:p>
          </table:table-cell>
          <table:table-cell office:value-type="float" office:value="12.1449996491734">
            <text:p>12.144999649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350">
            <text:p>4350</text:p>
          </table:table-cell>
          <table:table-cell office:value-type="float" office:value="7433">
            <text:p>7433</text:p>
          </table:table-cell>
          <table:table-cell office:value-type="float" office:value="14393">
            <text:p>14393</text:p>
          </table:table-cell>
          <table:table-cell office:value-type="float" office:value="50">
            <text:p>50</text:p>
          </table:table-cell>
          <table:table-cell office:value-type="float" office:value="365.25">
            <text:p>365.25</text:p>
          </table:table-cell>
          <table:table-cell office:value-type="float" office:value="564.25">
            <text:p>564.25</text:p>
          </table:table-cell>
          <table:table-cell office:value-type="float" office:value="0.0114942528735632">
            <text:p>0.0114942529</text:p>
          </table:table-cell>
          <table:table-cell office:value-type="float" office:value="0.0491389748419212">
            <text:p>0.0491389748</text:p>
          </table:table-cell>
          <table:table-cell office:value-type="float" office:value="0.0392030848329049">
            <text:p>0.0392030848</text:p>
          </table:table-cell>
          <table:table-cell office:value-type="float" office:value="1.04048883604175">
            <text:p>1.040488836</text:p>
          </table:table-cell>
          <table:table-cell office:value-type="float" office:value="1.17671910408981">
            <text:p>1.1767191041</text:p>
          </table:table-cell>
          <table:table-cell office:value-type="float" office:value="1.14022308536158">
            <text:p>1.1402230854</text:p>
          </table:table-cell>
          <table:table-cell office:value-type="float" office:value="0">
            <text:p>0</text:p>
          </table:table-cell>
          <table:table-cell office:value-type="float" office:value="14.4496563581165">
            <text:p>14.4496563581</text:p>
          </table:table-cell>
          <table:table-cell office:value-type="float" office:value="18.0252870844819">
            <text:p>18.025287084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258">
            <text:p>4258</text:p>
          </table:table-cell>
          <table:table-cell office:value-type="float" office:value="6528">
            <text:p>6528</text:p>
          </table:table-cell>
          <table:table-cell office:value-type="float" office:value="12083">
            <text:p>12083</text:p>
          </table:table-cell>
          <table:table-cell office:value-type="float" office:value="222.75">
            <text:p>222.75</text:p>
          </table:table-cell>
          <table:table-cell office:value-type="float" office:value="70.875">
            <text:p>70.875</text:p>
          </table:table-cell>
          <table:table-cell office:value-type="float" office:value="485.625">
            <text:p>485.625</text:p>
          </table:table-cell>
          <table:table-cell office:value-type="float" office:value="0.0523132926256458">
            <text:p>0.0523132926</text:p>
          </table:table-cell>
          <table:table-cell office:value-type="float" office:value="0.0108570772058824">
            <text:p>0.0108570772</text:p>
          </table:table-cell>
          <table:table-cell office:value-type="float" office:value="0.0401907638831416">
            <text:p>0.0401907639</text:p>
          </table:table-cell>
          <table:table-cell office:value-type="float" office:value="1.18846041813702">
            <text:p>1.1884604181</text:p>
          </table:table-cell>
          <table:table-cell office:value-type="float" office:value="1.03823080742648">
            <text:p>1.0382308074</text:p>
          </table:table-cell>
          <table:table-cell office:value-type="float" office:value="1.14383365669396">
            <text:p>1.1438336567</text:p>
          </table:table-cell>
          <table:table-cell office:value-type="float" office:value="13.5935529252636">
            <text:p>13.5935529253</text:p>
          </table:table-cell>
          <table:table-cell office:value-type="float" office:value="0">
            <text:p>0</text:p>
          </table:table-cell>
          <table:table-cell office:value-type="float" office:value="17.5907271946707">
            <text:p>17.590727194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5">
            <text:p>75</text:p>
          </table:table-cell>
          <table:table-cell office:value-type="float" office:value="4228">
            <text:p>4228</text:p>
          </table:table-cell>
          <table:table-cell office:value-type="float" office:value="7065">
            <text:p>7065</text:p>
          </table:table-cell>
          <table:table-cell office:value-type="float" office:value="12883">
            <text:p>12883</text:p>
          </table:table-cell>
          <table:table-cell office:value-type="float" office:value="162.25">
            <text:p>162.25</text:p>
          </table:table-cell>
          <table:table-cell office:value-type="float" office:value="537">
            <text:p>537</text:p>
          </table:table-cell>
          <table:table-cell office:value-type="float" office:value="819.25">
            <text:p>819.25</text:p>
          </table:table-cell>
          <table:table-cell office:value-type="float" office:value="0.0383751182592242">
            <text:p>0.0383751183</text:p>
          </table:table-cell>
          <table:table-cell office:value-type="float" office:value="0.0760084925690021">
            <text:p>0.0760084926</text:p>
          </table:table-cell>
          <table:table-cell office:value-type="float" office:value="0.0635915547620896">
            <text:p>0.0635915548</text:p>
          </table:table-cell>
          <table:table-cell office:value-type="float" office:value="1.13719930732205">
            <text:p>1.1371993073</text:p>
          </table:table-cell>
          <table:table-cell office:value-type="float" office:value="1.27735321423903">
            <text:p>1.2773532142</text:p>
          </table:table-cell>
          <table:table-cell office:value-type="float" office:value="1.23049645790795">
            <text:p>1.2304964579</text:p>
          </table:table-cell>
          <table:table-cell office:value-type="float" office:value="18.4068100654078">
            <text:p>18.4068100654</text:p>
          </table:table-cell>
          <table:table-cell office:value-type="float" office:value="9.46168100481844">
            <text:p>9.4616810048</text:p>
          </table:table-cell>
          <table:table-cell office:value-type="float" office:value="11.2430006379478">
            <text:p>11.243000637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92">
            <text:p>4392</text:p>
          </table:table-cell>
          <table:table-cell office:value-type="float" office:value="7569">
            <text:p>7569</text:p>
          </table:table-cell>
          <table:table-cell office:value-type="float" office:value="18034">
            <text:p>18034</text:p>
          </table:table-cell>
          <table:table-cell office:value-type="float" office:value="226.5">
            <text:p>226.5</text:p>
          </table:table-cell>
          <table:table-cell office:value-type="float" office:value="474">
            <text:p>474</text:p>
          </table:table-cell>
          <table:table-cell office:value-type="float" office:value="858.625">
            <text:p>858.625</text:p>
          </table:table-cell>
          <table:table-cell office:value-type="float" office:value="0.0515710382513661">
            <text:p>0.0515710383</text:p>
          </table:table-cell>
          <table:table-cell office:value-type="float" office:value="0.0626238604835513">
            <text:p>0.0626238605</text:p>
          </table:table-cell>
          <table:table-cell office:value-type="float" office:value="0.0476114561384052">
            <text:p>0.0476114561</text:p>
          </table:table-cell>
          <table:table-cell office:value-type="float" office:value="1.18571139497298">
            <text:p>1.185711395</text:p>
          </table:table-cell>
          <table:table-cell office:value-type="float" office:value="1.22687013758008">
            <text:p>1.2268701376</text:p>
          </table:table-cell>
          <table:table-cell office:value-type="float" office:value="1.17108312396543">
            <text:p>1.171083124</text:p>
          </table:table-cell>
          <table:table-cell office:value-type="float" office:value="13.7842978941363">
            <text:p>13.7842978941</text:p>
          </table:table-cell>
          <table:table-cell office:value-type="float" office:value="11.4114851089141">
            <text:p>11.4114851089</text:p>
          </table:table-cell>
          <table:table-cell office:value-type="float" office:value="14.9022987139202">
            <text:p>14.902298713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2">
            <text:p>72</text:p>
          </table:table-cell>
          <table:table-cell office:value-type="float" office:value="4620">
            <text:p>4620</text:p>
          </table:table-cell>
          <table:table-cell office:value-type="float" office:value="8153">
            <text:p>8153</text:p>
          </table:table-cell>
          <table:table-cell office:value-type="float" office:value="15902">
            <text:p>15902</text:p>
          </table:table-cell>
          <table:table-cell office:value-type="float" office:value="171.5">
            <text:p>171.5</text:p>
          </table:table-cell>
          <table:table-cell office:value-type="float" office:value="-76.125">
            <text:p>-76.125</text:p>
          </table:table-cell>
          <table:table-cell office:value-type="float" office:value="492.75">
            <text:p>492.75</text:p>
          </table:table-cell>
          <table:table-cell office:value-type="float" office:value="0.0371212121212121">
            <text:p>0.0371212121</text:p>
          </table:table-cell>
          <table:table-cell office:value-type="float" office:value="-0.00933705384521035">
            <text:p>-0.0093370538</text:p>
          </table:table-cell>
          <table:table-cell office:value-type="float" office:value="0.0309866683436046">
            <text:p>0.0309866683</text:p>
          </table:table-cell>
          <table:table-cell office:value-type="float" office:value="1.13262509182736">
            <text:p>1.1326250918</text:p>
          </table:table-cell>
          <table:table-cell office:value-type="float" office:value="0.9674911854678">
            <text:p>0.9674911855</text:p>
          </table:table-cell>
          <table:table-cell office:value-type="float" office:value="1.11033527948809">
            <text:p>1.1103352795</text:p>
          </table:table-cell>
          <table:table-cell office:value-type="float" office:value="19.0170045637236">
            <text:p>19.0170045637</text:p>
          </table:table-cell>
          <table:table-cell office:value-type="float" office:value="0">
            <text:p>0</text:p>
          </table:table-cell>
          <table:table-cell office:value-type="float" office:value="22.7140173521936">
            <text:p>22.714017352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676">
            <text:p>4676</text:p>
          </table:table-cell>
          <table:table-cell office:value-type="float" office:value="8188">
            <text:p>8188</text:p>
          </table:table-cell>
          <table:table-cell office:value-type="float" office:value="15927">
            <text:p>15927</text:p>
          </table:table-cell>
          <table:table-cell office:value-type="float" office:value="162.625">
            <text:p>162.625</text:p>
          </table:table-cell>
          <table:table-cell office:value-type="float" office:value="301.5">
            <text:p>301.5</text:p>
          </table:table-cell>
          <table:table-cell office:value-type="float" office:value="878.625">
            <text:p>878.625</text:p>
          </table:table-cell>
          <table:table-cell office:value-type="float" office:value="0.0347786569717707">
            <text:p>0.034778657</text:p>
          </table:table-cell>
          <table:table-cell office:value-type="float" office:value="0.0368221787982413">
            <text:p>0.0368221788</text:p>
          </table:table-cell>
          <table:table-cell office:value-type="float" office:value="0.0551657562629497">
            <text:p>0.0551657563</text:p>
          </table:table-cell>
          <table:table-cell office:value-type="float" office:value="1.12409602716349">
            <text:p>1.1240960272</text:p>
          </table:table-cell>
          <table:table-cell office:value-type="float" office:value="1.13153513658269">
            <text:p>1.1315351366</text:p>
          </table:table-cell>
          <table:table-cell office:value-type="float" office:value="1.19904493782189">
            <text:p>1.1990449378</text:p>
          </table:table-cell>
          <table:table-cell office:value-type="float" office:value="20.274844636069">
            <text:p>20.2748446361</text:p>
          </table:table-cell>
          <table:table-cell office:value-type="float" office:value="19.1686610942418">
            <text:p>19.1686610942</text:p>
          </table:table-cell>
          <table:table-cell office:value-type="float" office:value="12.9082808434159">
            <text:p>12.908280843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932">
            <text:p>4932</text:p>
          </table:table-cell>
          <table:table-cell office:value-type="float" office:value="8861">
            <text:p>8861</text:p>
          </table:table-cell>
          <table:table-cell office:value-type="float" office:value="16907">
            <text:p>16907</text:p>
          </table:table-cell>
          <table:table-cell office:value-type="float" office:value="245.75">
            <text:p>245.75</text:p>
          </table:table-cell>
          <table:table-cell office:value-type="float" office:value="419.5">
            <text:p>419.5</text:p>
          </table:table-cell>
          <table:table-cell office:value-type="float" office:value="669">
            <text:p>669</text:p>
          </table:table-cell>
          <table:table-cell office:value-type="float" office:value="0.0498276561232766">
            <text:p>0.0498276561</text:p>
          </table:table-cell>
          <table:table-cell office:value-type="float" office:value="0.0473422864236542">
            <text:p>0.0473422864</text:p>
          </table:table-cell>
          <table:table-cell office:value-type="float" office:value="0.0395694091204826">
            <text:p>0.0395694091</text:p>
          </table:table-cell>
          <table:table-cell office:value-type="float" office:value="1.17926307524836">
            <text:p>1.1792630752</text:p>
          </table:table-cell>
          <table:table-cell office:value-type="float" office:value="1.17009093496708">
            <text:p>1.170090935</text:p>
          </table:table-cell>
          <table:table-cell office:value-type="float" office:value="1.14156177867245">
            <text:p>1.1415617787</text:p>
          </table:table-cell>
          <table:table-cell office:value-type="float" office:value="14.2546577071917">
            <text:p>14.2546577072</text:p>
          </table:table-cell>
          <table:table-cell office:value-type="float" office:value="14.9850869874934">
            <text:p>14.9850869875</text:p>
          </table:table-cell>
          <table:table-cell office:value-type="float" office:value="17.8615807916888">
            <text:p>17.861580791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818">
            <text:p>5818</text:p>
          </table:table-cell>
          <table:table-cell office:value-type="float" office:value="9827">
            <text:p>9827</text:p>
          </table:table-cell>
          <table:table-cell office:value-type="float" office:value="18588">
            <text:p>18588</text:p>
          </table:table-cell>
          <table:table-cell office:value-type="float" office:value="345.875">
            <text:p>345.875</text:p>
          </table:table-cell>
          <table:table-cell office:value-type="float" office:value="574.375">
            <text:p>574.375</text:p>
          </table:table-cell>
          <table:table-cell office:value-type="float" office:value="542.125">
            <text:p>542.125</text:p>
          </table:table-cell>
          <table:table-cell office:value-type="float" office:value="0.0594491234101066">
            <text:p>0.0594491234</text:p>
          </table:table-cell>
          <table:table-cell office:value-type="float" office:value="0.0584486618500051">
            <text:p>0.0584486619</text:p>
          </table:table-cell>
          <table:table-cell office:value-type="float" office:value="0.0291653217129331">
            <text:p>0.0291653217</text:p>
          </table:table-cell>
          <table:table-cell office:value-type="float" office:value="1.21499896055286">
            <text:p>1.2149989606</text:p>
          </table:table-cell>
          <table:table-cell office:value-type="float" office:value="1.21126615877625">
            <text:p>1.2112661588</text:p>
          </table:table-cell>
          <table:table-cell office:value-type="float" office:value="1.10374583333688">
            <text:p>1.1037458333</text:p>
          </table:table-cell>
          <table:table-cell office:value-type="float" office:value="12.0027401802629">
            <text:p>12.0027401803</text:p>
          </table:table-cell>
          <table:table-cell office:value-type="float" office:value="12.2023696063173">
            <text:p>12.2023696063</text:p>
          </table:table-cell>
          <table:table-cell office:value-type="float" office:value="24.1110551690029">
            <text:p>24.11105516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722">
            <text:p>5722</text:p>
          </table:table-cell>
          <table:table-cell office:value-type="float" office:value="10115">
            <text:p>10115</text:p>
          </table:table-cell>
          <table:table-cell office:value-type="float" office:value="18266">
            <text:p>18266</text:p>
          </table:table-cell>
          <table:table-cell office:value-type="float" office:value="391.75">
            <text:p>391.75</text:p>
          </table:table-cell>
          <table:table-cell office:value-type="float" office:value="523.75">
            <text:p>523.75</text:p>
          </table:table-cell>
          <table:table-cell office:value-type="float" office:value="329.25">
            <text:p>329.25</text:p>
          </table:table-cell>
          <table:table-cell office:value-type="float" office:value="0.0684638238378189">
            <text:p>0.0684638238</text:p>
          </table:table-cell>
          <table:table-cell office:value-type="float" office:value="0.0517795353435492">
            <text:p>0.0517795353</text:p>
          </table:table-cell>
          <table:table-cell office:value-type="float" office:value="0.0180252928939012">
            <text:p>0.0180252929</text:p>
          </table:table-cell>
          <table:table-cell office:value-type="float" office:value="1.24881048197438">
            <text:p>1.248810482</text:p>
          </table:table-cell>
          <table:table-cell office:value-type="float" office:value="1.18648336945199">
            <text:p>1.1864833695</text:p>
          </table:table-cell>
          <table:table-cell office:value-type="float" office:value="1.06372535104912">
            <text:p>1.063725351</text:p>
          </table:table-cell>
          <table:table-cell office:value-type="float" office:value="10.4670325113575">
            <text:p>10.4670325114</text:p>
          </table:table-cell>
          <table:table-cell office:value-type="float" office:value="13.7301659890129">
            <text:p>13.730165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5781">
            <text:p>5781</text:p>
          </table:table-cell>
          <table:table-cell office:value-type="float" office:value="10216">
            <text:p>10216</text:p>
          </table:table-cell>
          <table:table-cell office:value-type="float" office:value="17320">
            <text:p>17320</text:p>
          </table:table-cell>
          <table:table-cell office:value-type="float" office:value="419.75">
            <text:p>419.75</text:p>
          </table:table-cell>
          <table:table-cell office:value-type="float" office:value="129.25">
            <text:p>129.25</text:p>
          </table:table-cell>
          <table:table-cell office:value-type="float" office:value="225.125">
            <text:p>225.125</text:p>
          </table:table-cell>
          <table:table-cell office:value-type="float" office:value="0.0726085452343885">
            <text:p>0.0726085452</text:p>
          </table:table-cell>
          <table:table-cell office:value-type="float" office:value="0.0126517227877839">
            <text:p>0.0126517228</text:p>
          </table:table-cell>
          <table:table-cell office:value-type="float" office:value="0.0129979792147806">
            <text:p>0.0129979792</text:p>
          </table:table-cell>
          <table:table-cell office:value-type="float" office:value="1.26446302996883">
            <text:p>1.26446303</text:p>
          </table:table-cell>
          <table:table-cell office:value-type="float" office:value="1.04459475929266">
            <text:p>1.0445947593</text:p>
          </table:table-cell>
          <table:table-cell office:value-type="float" office:value="1.04582406428052">
            <text:p>1.0458240643</text:p>
          </table:table-cell>
          <table:table-cell office:value-type="float" office:value="9.88888334949856">
            <text:p>9.88888334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416">
            <text:p>6416</text:p>
          </table:table-cell>
          <table:table-cell office:value-type="float" office:value="10991">
            <text:p>10991</text:p>
          </table:table-cell>
          <table:table-cell office:value-type="float" office:value="17591">
            <text:p>17591</text:p>
          </table:table-cell>
          <table:table-cell office:value-type="float" office:value="486">
            <text:p>486</text:p>
          </table:table-cell>
          <table:table-cell office:value-type="float" office:value="801.625">
            <text:p>801.625</text:p>
          </table:table-cell>
          <table:table-cell office:value-type="float" office:value="396.5">
            <text:p>396.5</text:p>
          </table:table-cell>
          <table:table-cell office:value-type="float" office:value="0.0757481296758105">
            <text:p>0.0757481297</text:p>
          </table:table-cell>
          <table:table-cell office:value-type="float" office:value="0.0729346738240378">
            <text:p>0.0729346738</text:p>
          </table:table-cell>
          <table:table-cell office:value-type="float" office:value="0.0225399351941334">
            <text:p>0.0225399352</text:p>
          </table:table-cell>
          <table:table-cell office:value-type="float" office:value="1.27636450099813">
            <text:p>1.276364501</text:p>
          </table:table-cell>
          <table:table-cell office:value-type="float" office:value="1.26569751300994">
            <text:p>1.265697513</text:p>
          </table:table-cell>
          <table:table-cell office:value-type="float" office:value="1.07988554858944">
            <text:p>1.0798855486</text:p>
          </table:table-cell>
          <table:table-cell office:value-type="float" office:value="9.49304014139816">
            <text:p>9.4930401414</text:p>
          </table:table-cell>
          <table:table-cell office:value-type="float" office:value="9.8461790966277">
            <text:p>9.8461790966</text:p>
          </table:table-cell>
          <table:table-cell office:value-type="float" office:value="31.0972458805869">
            <text:p>31.097245880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96">
            <text:p>96</text:p>
          </table:table-cell>
          <table:table-cell office:value-type="float" office:value="7154">
            <text:p>7154</text:p>
          </table:table-cell>
          <table:table-cell office:value-type="float" office:value="12234">
            <text:p>12234</text:p>
          </table:table-cell>
          <table:table-cell office:value-type="float" office:value="18026">
            <text:p>18026</text:p>
          </table:table-cell>
          <table:table-cell office:value-type="float" office:value="476.75">
            <text:p>476.75</text:p>
          </table:table-cell>
          <table:table-cell office:value-type="float" office:value="928.5">
            <text:p>928.5</text:p>
          </table:table-cell>
          <table:table-cell office:value-type="float" office:value="501.875">
            <text:p>501.875</text:p>
          </table:table-cell>
          <table:table-cell office:value-type="float" office:value="0.0666410399776349">
            <text:p>0.06664104</text:p>
          </table:table-cell>
          <table:table-cell office:value-type="float" office:value="0.0758950465914664">
            <text:p>0.0758950466</text:p>
          </table:table-cell>
          <table:table-cell office:value-type="float" office:value="0.0278417286142239">
            <text:p>0.0278417286</text:p>
          </table:table-cell>
          <table:table-cell office:value-type="float" office:value="1.24194805521195">
            <text:p>1.2419480552</text:p>
          </table:table-cell>
          <table:table-cell office:value-type="float" office:value="1.27692237694049">
            <text:p>1.2769223769</text:p>
          </table:table-cell>
          <table:table-cell office:value-type="float" office:value="1.09896536738015">
            <text:p>1.0989653674</text:p>
          </table:table-cell>
          <table:table-cell office:value-type="float" office:value="10.7440532807997">
            <text:p>10.7440532808</text:p>
          </table:table-cell>
          <table:table-cell office:value-type="float" office:value="9.47531844798075">
            <text:p>9.475318448</text:p>
          </table:table-cell>
          <table:table-cell office:value-type="float" office:value="25.2409696096315">
            <text:p>25.240969609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694">
            <text:p>7694</text:p>
          </table:table-cell>
          <table:table-cell office:value-type="float" office:value="12286">
            <text:p>12286</text:p>
          </table:table-cell>
          <table:table-cell office:value-type="float" office:value="17972">
            <text:p>17972</text:p>
          </table:table-cell>
          <table:table-cell office:value-type="float" office:value="561.25">
            <text:p>561.25</text:p>
          </table:table-cell>
          <table:table-cell office:value-type="float" office:value="118.125">
            <text:p>118.125</text:p>
          </table:table-cell>
          <table:table-cell office:value-type="float" office:value="359.375">
            <text:p>359.375</text:p>
          </table:table-cell>
          <table:table-cell office:value-type="float" office:value="0.0729464517806083">
            <text:p>0.0729464518</text:p>
          </table:table-cell>
          <table:table-cell office:value-type="float" office:value="0.00961460198600033">
            <text:p>0.009614602</text:p>
          </table:table-cell>
          <table:table-cell office:value-type="float" office:value="0.0199963832628533">
            <text:p>0.0199963833</text:p>
          </table:table-cell>
          <table:table-cell office:value-type="float" office:value="1.2657421034938">
            <text:p>1.2657421035</text:p>
          </table:table-cell>
          <table:table-cell office:value-type="float" office:value="1.03383229047085">
            <text:p>1.0338322905</text:p>
          </table:table-cell>
          <table:table-cell office:value-type="float" office:value="1.07077105789343">
            <text:p>1.0707710579</text:p>
          </table:table-cell>
          <table:table-cell office:value-type="float" office:value="9.84464399698657">
            <text:p>9.8446439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8034">
            <text:p>8034</text:p>
          </table:table-cell>
          <table:table-cell office:value-type="float" office:value="11872">
            <text:p>11872</text:p>
          </table:table-cell>
          <table:table-cell office:value-type="float" office:value="17674">
            <text:p>17674</text:p>
          </table:table-cell>
          <table:table-cell office:value-type="float" office:value="406.375">
            <text:p>406.375</text:p>
          </table:table-cell>
          <table:table-cell office:value-type="float" office:value="163.125">
            <text:p>163.125</text:p>
          </table:table-cell>
          <table:table-cell office:value-type="float" office:value="294.125">
            <text:p>294.125</text:p>
          </table:table-cell>
          <table:table-cell office:value-type="float" office:value="0.0505819019168534">
            <text:p>0.0505819019</text:p>
          </table:table-cell>
          <table:table-cell office:value-type="float" office:value="0.0137403133423181">
            <text:p>0.0137403133</text:p>
          </table:table-cell>
          <table:table-cell office:value-type="float" office:value="0.0166416770397194">
            <text:p>0.016641677</text:p>
          </table:table-cell>
          <table:table-cell office:value-type="float" office:value="1.18205137315998">
            <text:p>1.1820513732</text:p>
          </table:table-cell>
          <table:table-cell office:value-type="float" office:value="1.04846113727117">
            <text:p>1.0484611373</text:p>
          </table:table-cell>
          <table:table-cell office:value-type="float" office:value="1.05878868265182">
            <text:p>1.0587886827</text:p>
          </table:table-cell>
          <table:table-cell office:value-type="float" office:value="14.047185665856">
            <text:p>14.04718566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412">
            <text:p>12412</text:p>
          </table:table-cell>
          <table:table-cell office:value-type="float" office:value="19987">
            <text:p>19987</text:p>
          </table:table-cell>
          <table:table-cell office:value-type="float" office:value="404.25">
            <text:p>404.25</text:p>
          </table:table-cell>
          <table:table-cell office:value-type="float" office:value="264.25">
            <text:p>264.25</text:p>
          </table:table-cell>
          <table:table-cell office:value-type="float" office:value="311.25">
            <text:p>311.25</text:p>
          </table:table-cell>
          <table:table-cell office:value-type="float" office:value="0.0454111435632442">
            <text:p>0.0454111436</text:p>
          </table:table-cell>
          <table:table-cell office:value-type="float" office:value="0.0212898807605543">
            <text:p>0.0212898808</text:p>
          </table:table-cell>
          <table:table-cell office:value-type="float" office:value="0.0155726222044329">
            <text:p>0.0155726222</text:p>
          </table:table-cell>
          <table:table-cell office:value-type="float" office:value="1.16298085951241">
            <text:p>1.1629808595</text:p>
          </table:table-cell>
          <table:table-cell office:value-type="float" office:value="1.07540297034663">
            <text:p>1.0754029703</text:p>
          </table:table-cell>
          <table:table-cell office:value-type="float" office:value="1.05497949057767">
            <text:p>1.0549794906</text:p>
          </table:table-cell>
          <table:table-cell office:value-type="float" office:value="15.6078209337445">
            <text:p>15.6078209337</text:p>
          </table:table-cell>
          <table:table-cell office:value-type="float" office:value="32.9029454217496">
            <text:p>32.9029454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430">
            <text:p>9430</text:p>
          </table:table-cell>
          <table:table-cell office:value-type="float" office:value="12766">
            <text:p>12766</text:p>
          </table:table-cell>
          <table:table-cell office:value-type="float" office:value="20168">
            <text:p>20168</text:p>
          </table:table-cell>
          <table:table-cell office:value-type="float" office:value="95.75">
            <text:p>95.75</text:p>
          </table:table-cell>
          <table:table-cell office:value-type="float" office:value="376.625">
            <text:p>376.625</text:p>
          </table:table-cell>
          <table:table-cell office:value-type="float" office:value="268.375">
            <text:p>268.375</text:p>
          </table:table-cell>
          <table:table-cell office:value-type="float" office:value="0.0101537645811241">
            <text:p>0.0101537646</text:p>
          </table:table-cell>
          <table:table-cell office:value-type="float" office:value="0.0295021933260222">
            <text:p>0.0295021933</text:p>
          </table:table-cell>
          <table:table-cell office:value-type="float" office:value="0.0133069714399048">
            <text:p>0.0133069714</text:p>
          </table:table-cell>
          <table:table-cell office:value-type="float" office:value="1.03574024994687">
            <text:p>1.0357402499</text:p>
          </table:table-cell>
          <table:table-cell office:value-type="float" office:value="1.10496362028673">
            <text:p>1.1049636203</text:p>
          </table:table-cell>
          <table:table-cell office:value-type="float" office:value="1.04692146799792">
            <text:p>1.046921468</text:p>
          </table:table-cell>
          <table:table-cell office:value-type="float" office:value="0">
            <text:p>0</text:p>
          </table:table-cell>
          <table:table-cell office:value-type="float" office:value="23.8396619127098">
            <text:p>23.8396619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362">
            <text:p>9362</text:p>
          </table:table-cell>
          <table:table-cell office:value-type="float" office:value="12776">
            <text:p>12776</text:p>
          </table:table-cell>
          <table:table-cell office:value-type="float" office:value="19797">
            <text:p>19797</text:p>
          </table:table-cell>
          <table:table-cell office:value-type="float" office:value="56.25">
            <text:p>56.25</text:p>
          </table:table-cell>
          <table:table-cell office:value-type="float" office:value="272.75">
            <text:p>272.75</text:p>
          </table:table-cell>
          <table:table-cell office:value-type="float" office:value="245">
            <text:p>245</text:p>
          </table:table-cell>
          <table:table-cell office:value-type="float" office:value="0.00600833155308695">
            <text:p>0.0060083316</text:p>
          </table:table-cell>
          <table:table-cell office:value-type="float" office:value="0.0213486224170319">
            <text:p>0.0213486224</text:p>
          </table:table-cell>
          <table:table-cell office:value-type="float" office:value="0.0123756124665353">
            <text:p>0.0123756125</text:p>
          </table:table-cell>
          <table:table-cell office:value-type="float" office:value="1.02109991652999">
            <text:p>1.0210999165</text:p>
          </table:table-cell>
          <table:table-cell office:value-type="float" office:value="1.07561347527066">
            <text:p>1.0756134753</text:p>
          </table:table-cell>
          <table:table-cell office:value-type="float" office:value="1.04361482896936">
            <text:p>1.043614829</text:p>
          </table:table-cell>
          <table:table-cell office:value-type="float" office:value="0">
            <text:p>0</text:p>
          </table:table-cell>
          <table:table-cell office:value-type="float" office:value="32.8133584884505">
            <text:p>32.8133584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8930">
            <text:p>8930</text:p>
          </table:table-cell>
          <table:table-cell office:value-type="float" office:value="12450">
            <text:p>12450</text:p>
          </table:table-cell>
          <table:table-cell office:value-type="float" office:value="19673">
            <text:p>19673</text:p>
          </table:table-cell>
          <table:table-cell office:value-type="float" office:value="163.375">
            <text:p>163.375</text:p>
          </table:table-cell>
          <table:table-cell office:value-type="float" office:value="251.75">
            <text:p>251.75</text:p>
          </table:table-cell>
          <table:table-cell office:value-type="float" office:value="316.625">
            <text:p>316.625</text:p>
          </table:table-cell>
          <table:table-cell office:value-type="float" office:value="0.0182950727883539">
            <text:p>0.0182950728</text:p>
          </table:table-cell>
          <table:table-cell office:value-type="float" office:value="0.0202208835341365">
            <text:p>0.0202208835</text:p>
          </table:table-cell>
          <table:table-cell office:value-type="float" office:value="0.0160943933309612">
            <text:p>0.0160943933</text:p>
          </table:table-cell>
          <table:table-cell office:value-type="float" office:value="1.06468878574837">
            <text:p>1.0646887857</text:p>
          </table:table-cell>
          <table:table-cell office:value-type="float" office:value="1.07157450526604">
            <text:p>1.0715745053</text:p>
          </table:table-cell>
          <table:table-cell office:value-type="float" office:value="1.05683807447188">
            <text:p>1.0568380745</text:p>
          </table:table-cell>
          <table:table-cell office:value-type="float" office:value="0">
            <text:p>0</text:p>
          </table:table-cell>
          <table:table-cell office:value-type="float" office:value="34.6241953910604">
            <text:p>34.6241953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435">
            <text:p>9435</text:p>
          </table:table-cell>
          <table:table-cell office:value-type="float" office:value="14083">
            <text:p>14083</text:p>
          </table:table-cell>
          <table:table-cell office:value-type="float" office:value="20081">
            <text:p>20081</text:p>
          </table:table-cell>
          <table:table-cell office:value-type="float" office:value="186">
            <text:p>186</text:p>
          </table:table-cell>
          <table:table-cell office:value-type="float" office:value="218">
            <text:p>218</text:p>
          </table:table-cell>
          <table:table-cell office:value-type="float" office:value="157.5">
            <text:p>157.5</text:p>
          </table:table-cell>
          <table:table-cell office:value-type="float" office:value="0.0197138314785374">
            <text:p>0.0197138315</text:p>
          </table:table-cell>
          <table:table-cell office:value-type="float" office:value="0.0154796563232266">
            <text:p>0.0154796563</text:p>
          </table:table-cell>
          <table:table-cell office:value-type="float" office:value="0.00784323489866042">
            <text:p>0.0078432349</text:p>
          </table:table-cell>
          <table:table-cell office:value-type="float" office:value="1.06976013507195">
            <text:p>1.0697601351</text:p>
          </table:table-cell>
          <table:table-cell office:value-type="float" office:value="1.05464845186067">
            <text:p>1.0546484519</text:p>
          </table:table-cell>
          <table:table-cell office:value-type="float" office:value="1.02757189415932">
            <text:p>1.02757189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430">
            <text:p>9430</text:p>
          </table:table-cell>
          <table:table-cell office:value-type="float" office:value="13730">
            <text:p>13730</text:p>
          </table:table-cell>
          <table:table-cell office:value-type="float" office:value="19930">
            <text:p>19930</text:p>
          </table:table-cell>
          <table:table-cell office:value-type="float" office:value="95.75">
            <text:p>95.75</text:p>
          </table:table-cell>
          <table:table-cell office:value-type="float" office:value="152.75">
            <text:p>152.75</text:p>
          </table:table-cell>
          <table:table-cell office:value-type="float" office:value="187.375">
            <text:p>187.375</text:p>
          </table:table-cell>
          <table:table-cell office:value-type="float" office:value="0.0101537645811241">
            <text:p>0.0101537646</text:p>
          </table:table-cell>
          <table:table-cell office:value-type="float" office:value="0.0111252731245448">
            <text:p>0.0111252731</text:p>
          </table:table-cell>
          <table:table-cell office:value-type="float" office:value="0.00940165579528349">
            <text:p>0.0094016558</text:p>
          </table:table-cell>
          <table:table-cell office:value-type="float" office:value="1.03574024994687">
            <text:p>1.0357402499</text:p>
          </table:table-cell>
          <table:table-cell office:value-type="float" office:value="1.03918104847201">
            <text:p>1.0391810485</text:p>
          </table:table-cell>
          <table:table-cell office:value-type="float" office:value="1.03307904190161">
            <text:p>1.0330790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468">
            <text:p>13468</text:p>
          </table:table-cell>
          <table:table-cell office:value-type="float" office:value="19287">
            <text:p>19287</text:p>
          </table:table-cell>
          <table:table-cell office:value-type="float" office:value="47.75">
            <text:p>47.75</text:p>
          </table:table-cell>
          <table:table-cell office:value-type="float" office:value="-86.75">
            <text:p>-86.75</text:p>
          </table:table-cell>
          <table:table-cell office:value-type="float" office:value="269.125">
            <text:p>269.125</text:p>
          </table:table-cell>
          <table:table-cell office:value-type="float" office:value="0.00537725225225225">
            <text:p>0.0053772523</text:p>
          </table:table-cell>
          <table:table-cell office:value-type="float" office:value="-0.00644119394119394">
            <text:p>-0.0064411939</text:p>
          </table:table-cell>
          <table:table-cell office:value-type="float" office:value="0.0139536993830041">
            <text:p>0.0139536994</text:p>
          </table:table-cell>
          <table:table-cell office:value-type="float" office:value="1.01887705597278">
            <text:p>1.018877056</text:p>
          </table:table-cell>
          <table:table-cell office:value-type="float" office:value="0.977537139605422">
            <text:p>0.9775371396</text:p>
          </table:table-cell>
          <table:table-cell office:value-type="float" office:value="1.0492195710644">
            <text:p>1.04921957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4042">
            <text:p>14042</text:p>
          </table:table-cell>
          <table:table-cell office:value-type="float" office:value="20207">
            <text:p>20207</text:p>
          </table:table-cell>
          <table:table-cell office:value-type="float" office:value="186.75">
            <text:p>186.75</text:p>
          </table:table-cell>
          <table:table-cell office:value-type="float" office:value="-241.5">
            <text:p>-241.5</text:p>
          </table:table-cell>
          <table:table-cell office:value-type="float" office:value="-302.625">
            <text:p>-302.625</text:p>
          </table:table-cell>
          <table:table-cell office:value-type="float" office:value="0.0199604531851218">
            <text:p>0.0199604532</text:p>
          </table:table-cell>
          <table:table-cell office:value-type="float" office:value="-0.0171984047856431">
            <text:p>-0.0171984048</text:p>
          </table:table-cell>
          <table:table-cell office:value-type="float" office:value="-0.0149762458553966">
            <text:p>-0.0149762459</text:p>
          </table:table-cell>
          <table:table-cell office:value-type="float" office:value="1.07064248874298">
            <text:p>1.0706424887</text:p>
          </table:table-cell>
          <table:table-cell office:value-type="float" office:value="0.940385322099504">
            <text:p>0.9403853221</text:p>
          </table:table-cell>
          <table:table-cell office:value-type="float" office:value="0.948022743868358">
            <text:p>0.94802274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10520">
            <text:p>10520</text:p>
          </table:table-cell>
          <table:table-cell office:value-type="float" office:value="14168">
            <text:p>14168</text:p>
          </table:table-cell>
          <table:table-cell office:value-type="float" office:value="21247">
            <text:p>21247</text:p>
          </table:table-cell>
          <table:table-cell office:value-type="float" office:value="81.75">
            <text:p>81.75</text:p>
          </table:table-cell>
          <table:table-cell office:value-type="float" office:value="96.875">
            <text:p>96.875</text:p>
          </table:table-cell>
          <table:table-cell office:value-type="float" office:value="-95.875">
            <text:p>-95.875</text:p>
          </table:table-cell>
          <table:table-cell office:value-type="float" office:value="0.00777091254752852">
            <text:p>0.0077709125</text:p>
          </table:table-cell>
          <table:table-cell office:value-type="float" office:value="0.00683759175607002">
            <text:p>0.0068375918</text:p>
          </table:table-cell>
          <table:table-cell office:value-type="float" office:value="-0.00451240175083541">
            <text:p>-0.0045124018</text:p>
          </table:table-cell>
          <table:table-cell office:value-type="float" office:value="1.02731655259672">
            <text:p>1.0273165526</text:p>
          </table:table-cell>
          <table:table-cell office:value-type="float" office:value="1.02402320636185">
            <text:p>1.0240232064</text:p>
          </table:table-cell>
          <table:table-cell office:value-type="float" office:value="0.984246502940415">
            <text:p>0.98424650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3">
            <text:p>173</text:p>
          </table:table-cell>
          <table:table-cell office:value-type="float" office:value="10551">
            <text:p>10551</text:p>
          </table:table-cell>
          <table:table-cell office:value-type="float" office:value="14120">
            <text:p>14120</text:p>
          </table:table-cell>
          <table:table-cell office:value-type="float" office:value="20884">
            <text:p>20884</text:p>
          </table:table-cell>
          <table:table-cell office:value-type="float" office:value="29.5">
            <text:p>29.5</text:p>
          </table:table-cell>
          <table:table-cell office:value-type="float" office:value="106.375">
            <text:p>106.375</text:p>
          </table:table-cell>
          <table:table-cell office:value-type="float" office:value="222.375">
            <text:p>222.375</text:p>
          </table:table-cell>
          <table:table-cell office:value-type="float" office:value="0.00279594351246327">
            <text:p>0.0027959435</text:p>
          </table:table-cell>
          <table:table-cell office:value-type="float" office:value="0.00753364022662889">
            <text:p>0.0075336402</text:p>
          </table:table-cell>
          <table:table-cell office:value-type="float" office:value="0.0106481038115304">
            <text:p>0.0106481038</text:p>
          </table:table-cell>
          <table:table-cell office:value-type="float" office:value="1.00980112420187">
            <text:p>1.0098011242</text:p>
          </table:table-cell>
          <table:table-cell office:value-type="float" office:value="1.02647898203393">
            <text:p>1.026478982</text:p>
          </table:table-cell>
          <table:table-cell office:value-type="float" office:value="1.03749059228533">
            <text:p>1.03749059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0270">
            <text:p>10270</text:p>
          </table:table-cell>
          <table:table-cell office:value-type="float" office:value="13434">
            <text:p>13434</text:p>
          </table:table-cell>
          <table:table-cell office:value-type="float" office:value="18923">
            <text:p>18923</text:p>
          </table:table-cell>
          <table:table-cell office:value-type="float" office:value="123.25">
            <text:p>123.25</text:p>
          </table:table-cell>
          <table:table-cell office:value-type="float" office:value="-112.75">
            <text:p>-112.75</text:p>
          </table:table-cell>
          <table:table-cell office:value-type="float" office:value="247.375">
            <text:p>247.375</text:p>
          </table:table-cell>
          <table:table-cell office:value-type="float" office:value="0.0120009737098345">
            <text:p>0.0120009737</text:p>
          </table:table-cell>
          <table:table-cell office:value-type="float" office:value="-0.0083928837278547">
            <text:p>-0.0083928837</text:p>
          </table:table-cell>
          <table:table-cell office:value-type="float" office:value="0.0130727157427469">
            <text:p>0.0130727157</text:p>
          </table:table-cell>
          <table:table-cell office:value-type="float" office:value="1.04228569378959">
            <text:p>1.0422856938</text:p>
          </table:table-cell>
          <table:table-cell office:value-type="float" office:value="0.970762970327156">
            <text:p>0.9707629703</text:p>
          </table:table-cell>
          <table:table-cell office:value-type="float" office:value="1.04608946105752">
            <text:p>1.04608946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9550">
            <text:p>9550</text:p>
          </table:table-cell>
          <table:table-cell office:value-type="float" office:value="13646">
            <text:p>13646</text:p>
          </table:table-cell>
          <table:table-cell office:value-type="float" office:value="20022">
            <text:p>20022</text:p>
          </table:table-cell>
          <table:table-cell office:value-type="float" office:value="-191.5">
            <text:p>-191.5</text:p>
          </table:table-cell>
          <table:table-cell office:value-type="float" office:value="-249">
            <text:p>-249</text:p>
          </table:table-cell>
          <table:table-cell office:value-type="float" office:value="-361.375">
            <text:p>-361.375</text:p>
          </table:table-cell>
          <table:table-cell office:value-type="float" office:value="-0.0200523560209424">
            <text:p>-0.020052356</text:p>
          </table:table-cell>
          <table:table-cell office:value-type="float" office:value="-0.0182471053788656">
            <text:p>-0.0182471054</text:p>
          </table:table-cell>
          <table:table-cell office:value-type="float" office:value="-0.0180488962141644">
            <text:p>-0.0180488962</text:p>
          </table:table-cell>
          <table:table-cell office:value-type="float" office:value="0.930604864011403">
            <text:p>0.930604864</text:p>
          </table:table-cell>
          <table:table-cell office:value-type="float" office:value="0.936787726609197">
            <text:p>0.9367877266</text:p>
          </table:table-cell>
          <table:table-cell office:value-type="float" office:value="0.937467358053342">
            <text:p>0.9374673581</text:p>
          </table:table-cell>
          <table:table-cell office:value-type="float" office:value="-34.2191262175179">
            <text:p>-34.2191262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8880">
            <text:p>8880</text:p>
          </table:table-cell>
          <table:table-cell office:value-type="float" office:value="13986">
            <text:p>13986</text:p>
          </table:table-cell>
          <table:table-cell office:value-type="float" office:value="20638">
            <text:p>20638</text:p>
          </table:table-cell>
          <table:table-cell office:value-type="float" office:value="-281.75">
            <text:p>-281.75</text:p>
          </table:table-cell>
          <table:table-cell office:value-type="float" office:value="237.75">
            <text:p>237.75</text:p>
          </table:table-cell>
          <table:table-cell office:value-type="float" office:value="-314.25">
            <text:p>-314.25</text:p>
          </table:table-cell>
          <table:table-cell office:value-type="float" office:value="-0.0317286036036036">
            <text:p>-0.0317286036</text:p>
          </table:table-cell>
          <table:table-cell office:value-type="float" office:value="0.016999141999142">
            <text:p>0.016999142</text:p>
          </table:table-cell>
          <table:table-cell office:value-type="float" office:value="-0.0152267661595116">
            <text:p>-0.0152267662</text:p>
          </table:table-cell>
          <table:table-cell office:value-type="float" office:value="0.890923027789191">
            <text:p>0.8909230278</text:p>
          </table:table-cell>
          <table:table-cell office:value-type="float" office:value="1.06006337982126">
            <text:p>1.0600633798</text:p>
          </table:table-cell>
          <table:table-cell office:value-type="float" office:value="0.947160753080755">
            <text:p>0.9471607531</text:p>
          </table:table-cell>
          <table:table-cell office:value-type="float" office:value="-21.4976934386711">
            <text:p>-21.4976934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9108">
            <text:p>9108</text:p>
          </table:table-cell>
          <table:table-cell office:value-type="float" office:value="13632">
            <text:p>13632</text:p>
          </table:table-cell>
          <table:table-cell office:value-type="float" office:value="21206">
            <text:p>21206</text:p>
          </table:table-cell>
          <table:table-cell office:value-type="float" office:value="-305.25">
            <text:p>-305.25</text:p>
          </table:table-cell>
          <table:table-cell office:value-type="float" office:value="-34.25">
            <text:p>-34.25</text:p>
          </table:table-cell>
          <table:table-cell office:value-type="float" office:value="-51.75">
            <text:p>-51.75</text:p>
          </table:table-cell>
          <table:table-cell office:value-type="float" office:value="-0.0335144927536232">
            <text:p>-0.0335144928</text:p>
          </table:table-cell>
          <table:table-cell office:value-type="float" office:value="-0.002512470657277">
            <text:p>-0.0025124707</text:p>
          </table:table-cell>
          <table:table-cell office:value-type="float" office:value="-0.00244034707158351">
            <text:p>-0.0024403471</text:p>
          </table:table-cell>
          <table:table-cell office:value-type="float" office:value="0.884900788962403">
            <text:p>0.884900789</text:p>
          </table:table-cell>
          <table:table-cell office:value-type="float" office:value="0.991218725216786">
            <text:p>0.9912187252</text:p>
          </table:table-cell>
          <table:table-cell office:value-type="float" office:value="0.991470457625364">
            <text:p>0.9914704576</text:p>
          </table:table-cell>
          <table:table-cell office:value-type="float" office:value="-20.3334705627171">
            <text:p>-20.3334705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8838">
            <text:p>8838</text:p>
          </table:table-cell>
          <table:table-cell office:value-type="float" office:value="12874">
            <text:p>12874</text:p>
          </table:table-cell>
          <table:table-cell office:value-type="float" office:value="21083">
            <text:p>21083</text:p>
          </table:table-cell>
          <table:table-cell office:value-type="float" office:value="-156.75">
            <text:p>-156.75</text:p>
          </table:table-cell>
          <table:table-cell office:value-type="float" office:value="-330.75">
            <text:p>-330.75</text:p>
          </table:table-cell>
          <table:table-cell office:value-type="float" office:value="705">
            <text:p>705</text:p>
          </table:table-cell>
          <table:table-cell office:value-type="float" office:value="-0.0177359131025119">
            <text:p>-0.0177359131</text:p>
          </table:table-cell>
          <table:table-cell office:value-type="float" office:value="-0.0256913158303558">
            <text:p>-0.0256913158</text:p>
          </table:table-cell>
          <table:table-cell office:value-type="float" office:value="0.0334392638618792">
            <text:p>0.0334392639</text:p>
          </table:table-cell>
          <table:table-cell office:value-type="float" office:value="0.938540846863825">
            <text:p>0.9385408469</text:p>
          </table:table-cell>
          <table:table-cell office:value-type="float" office:value="0.911374080263581">
            <text:p>0.9113740803</text:p>
          </table:table-cell>
          <table:table-cell office:value-type="float" office:value="1.11922906487712">
            <text:p>1.1192290649</text:p>
          </table:table-cell>
          <table:table-cell office:value-type="float" office:value="0">
            <text:p>0</text:p>
          </table:table-cell>
          <table:table-cell office:value-type="float" office:value="-26.6317470862932">
            <text:p>-26.6317470863</text:p>
          </table:table-cell>
          <table:table-cell office:value-type="float" office:value="21.0732155439559">
            <text:p>21.07321554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9156">
            <text:p>9156</text:p>
          </table:table-cell>
          <table:table-cell office:value-type="float" office:value="13050">
            <text:p>13050</text:p>
          </table:table-cell>
          <table:table-cell office:value-type="float" office:value="21721">
            <text:p>21721</text:p>
          </table:table-cell>
          <table:table-cell office:value-type="float" office:value="-415.375">
            <text:p>-415.375</text:p>
          </table:table-cell>
          <table:table-cell office:value-type="float" office:value="200.625">
            <text:p>200.625</text:p>
          </table:table-cell>
          <table:table-cell office:value-type="float" office:value="1178.5">
            <text:p>1178.5</text:p>
          </table:table-cell>
          <table:table-cell office:value-type="float" office:value="-0.0453664263870686">
            <text:p>-0.0453664264</text:p>
          </table:table-cell>
          <table:table-cell office:value-type="float" office:value="0.0153735632183908">
            <text:p>0.0153735632</text:p>
          </table:table-cell>
          <table:table-cell office:value-type="float" office:value="0.05425624971226">
            <text:p>0.0542562497</text:p>
          </table:table-cell>
          <table:table-cell office:value-type="float" office:value="0.845251408425801">
            <text:p>0.8452514084</text:p>
          </table:table-cell>
          <table:table-cell office:value-type="float" office:value="1.05427071029859">
            <text:p>1.0542707103</text:p>
          </table:table-cell>
          <table:table-cell office:value-type="float" office:value="1.19566660563327">
            <text:p>1.1956666056</text:p>
          </table:table-cell>
          <table:table-cell office:value-type="float" office:value="-14.9296026005502">
            <text:p>-14.9296026006</text:p>
          </table:table-cell>
          <table:table-cell office:value-type="float" office:value="0">
            <text:p>0</text:p>
          </table:table-cell>
          <table:table-cell office:value-type="float" office:value="13.1189566292746">
            <text:p>13.118956629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182">
            <text:p>7182</text:p>
          </table:table-cell>
          <table:table-cell office:value-type="float" office:value="13234">
            <text:p>13234</text:p>
          </table:table-cell>
          <table:table-cell office:value-type="float" office:value="24708">
            <text:p>24708</text:p>
          </table:table-cell>
          <table:table-cell office:value-type="float" office:value="-388.75">
            <text:p>-388.75</text:p>
          </table:table-cell>
          <table:table-cell office:value-type="float" office:value="380.25">
            <text:p>380.25</text:p>
          </table:table-cell>
          <table:table-cell office:value-type="float" office:value="1007.75">
            <text:p>1007.75</text:p>
          </table:table-cell>
          <table:table-cell office:value-type="float" office:value="-0.0541283764967975">
            <text:p>-0.0541283765</text:p>
          </table:table-cell>
          <table:table-cell office:value-type="float" office:value="0.0287328094302554">
            <text:p>0.0287328094</text:p>
          </table:table-cell>
          <table:table-cell office:value-type="float" office:value="0.0407863849765258">
            <text:p>0.040786385</text:p>
          </table:table-cell>
          <table:table-cell office:value-type="float" office:value="0.816293249299879">
            <text:p>0.8162932493</text:p>
          </table:table-cell>
          <table:table-cell office:value-type="float" office:value="1.10218295870789">
            <text:p>1.1021829587</text:p>
          </table:table-cell>
          <table:table-cell office:value-type="float" office:value="1.14601286464877">
            <text:p>1.1460128646</text:p>
          </table:table-cell>
          <table:table-cell office:value-type="float" office:value="-12.455827761323">
            <text:p>-12.4558277613</text:p>
          </table:table-cell>
          <table:table-cell office:value-type="float" office:value="24.4688289538622">
            <text:p>24.4688289539</text:p>
          </table:table-cell>
          <table:table-cell office:value-type="float" office:value="17.338837114362">
            <text:p>17.338837114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7140">
            <text:p>7140</text:p>
          </table:table-cell>
          <table:table-cell office:value-type="float" office:value="12834">
            <text:p>12834</text:p>
          </table:table-cell>
          <table:table-cell office:value-type="float" office:value="23287">
            <text:p>23287</text:p>
          </table:table-cell>
          <table:table-cell office:value-type="float" office:value="-384.5">
            <text:p>-384.5</text:p>
          </table:table-cell>
          <table:table-cell office:value-type="float" office:value="303.75">
            <text:p>303.75</text:p>
          </table:table-cell>
          <table:table-cell office:value-type="float" office:value="833.75">
            <text:p>833.75</text:p>
          </table:table-cell>
          <table:table-cell office:value-type="float" office:value="-0.0538515406162465">
            <text:p>-0.0538515406</text:p>
          </table:table-cell>
          <table:table-cell office:value-type="float" office:value="0.0236676016830295">
            <text:p>0.0236676017</text:p>
          </table:table-cell>
          <table:table-cell office:value-type="float" office:value="0.0358032378580324">
            <text:p>0.0358032379</text:p>
          </table:table-cell>
          <table:table-cell office:value-type="float" office:value="0.817203585159554">
            <text:p>0.8172035852</text:p>
          </table:table-cell>
          <table:table-cell office:value-type="float" office:value="1.08393451041468">
            <text:p>1.0839345104</text:p>
          </table:table-cell>
          <table:table-cell office:value-type="float" office:value="1.12782380131171">
            <text:p>1.1278238013</text:p>
          </table:table-cell>
          <table:table-cell office:value-type="float" office:value="-12.5216747909061">
            <text:p>-12.5216747909</text:p>
          </table:table-cell>
          <table:table-cell office:value-type="float" office:value="29.6319744199748">
            <text:p>29.63197442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7252">
            <text:p>7252</text:p>
          </table:table-cell>
          <table:table-cell office:value-type="float" office:value="12874">
            <text:p>12874</text:p>
          </table:table-cell>
          <table:table-cell office:value-type="float" office:value="24563">
            <text:p>24563</text:p>
          </table:table-cell>
          <table:table-cell office:value-type="float" office:value="-218.5">
            <text:p>-218.5</text:p>
          </table:table-cell>
          <table:table-cell office:value-type="float" office:value="-330.75">
            <text:p>-330.75</text:p>
          </table:table-cell>
          <table:table-cell office:value-type="float" office:value="1073">
            <text:p>1073</text:p>
          </table:table-cell>
          <table:table-cell office:value-type="float" office:value="-0.0301296194153337">
            <text:p>-0.0301296194</text:p>
          </table:table-cell>
          <table:table-cell office:value-type="float" office:value="-0.0256913158303558">
            <text:p>-0.0256913158</text:p>
          </table:table-cell>
          <table:table-cell office:value-type="float" office:value="0.0436835891381346">
            <text:p>0.0436835891</text:p>
          </table:table-cell>
          <table:table-cell office:value-type="float" office:value="0.896325608219913">
            <text:p>0.8963256082</text:p>
          </table:table-cell>
          <table:table-cell office:value-type="float" office:value="0.911374080263581">
            <text:p>0.9113740803</text:p>
          </table:table-cell>
          <table:table-cell office:value-type="float" office:value="1.15663274366505">
            <text:p>1.1566327437</text:p>
          </table:table-cell>
          <table:table-cell office:value-type="float" office:value="-22.6571666635913">
            <text:p>-22.6571666636</text:p>
          </table:table-cell>
          <table:table-cell office:value-type="float" office:value="-26.6317470862932">
            <text:p>-26.6317470863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7686">
            <text:p>7686</text:p>
          </table:table-cell>
          <table:table-cell office:value-type="float" office:value="12700">
            <text:p>12700</text:p>
          </table:table-cell>
          <table:table-cell office:value-type="float" office:value="26680">
            <text:p>26680</text:p>
          </table:table-cell>
          <table:table-cell office:value-type="float" office:value="-8.75">
            <text:p>-8.75</text:p>
          </table:table-cell>
          <table:table-cell office:value-type="float" office:value="68.25">
            <text:p>68.25</text:p>
          </table:table-cell>
          <table:table-cell office:value-type="float" office:value="975.125">
            <text:p>975.125</text:p>
          </table:table-cell>
          <table:table-cell office:value-type="float" office:value="-0.0011384335154827">
            <text:p>-0.0011384335</text:p>
          </table:table-cell>
          <table:table-cell office:value-type="float" office:value="0.0053740157480315">
            <text:p>0.0053740157</text:p>
          </table:table-cell>
          <table:table-cell office:value-type="float" office:value="0.0365489130434783">
            <text:p>0.036548913</text:p>
          </table:table-cell>
          <table:table-cell office:value-type="float" office:value="0.996018022916314">
            <text:p>0.9960180229</text:p>
          </table:table-cell>
          <table:table-cell office:value-type="float" office:value="1.01886566000682">
            <text:p>1.01886566</text:p>
          </table:table-cell>
          <table:table-cell office:value-type="float" office:value="1.13053940881971">
            <text:p>1.1305394088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7182">
            <text:p>7182</text:p>
          </table:table-cell>
          <table:table-cell office:value-type="float" office:value="12694">
            <text:p>12694</text:p>
          </table:table-cell>
          <table:table-cell office:value-type="float" office:value="27376">
            <text:p>27376</text:p>
          </table:table-cell>
          <table:table-cell office:value-type="float" office:value="-388.75">
            <text:p>-388.75</text:p>
          </table:table-cell>
          <table:table-cell office:value-type="float" office:value="-646">
            <text:p>-646</text:p>
          </table:table-cell>
          <table:table-cell office:value-type="float" office:value="656.125">
            <text:p>656.125</text:p>
          </table:table-cell>
          <table:table-cell office:value-type="float" office:value="-0.0541283764967975">
            <text:p>-0.0541283765</text:p>
          </table:table-cell>
          <table:table-cell office:value-type="float" office:value="-0.0508901843390578">
            <text:p>-0.0508901843</text:p>
          </table:table-cell>
          <table:table-cell office:value-type="float" office:value="0.0239671610169492">
            <text:p>0.023967161</text:p>
          </table:table-cell>
          <table:table-cell office:value-type="float" office:value="0.816293249299879">
            <text:p>0.8162932493</text:p>
          </table:table-cell>
          <table:table-cell office:value-type="float" office:value="0.826960384102942">
            <text:p>0.8269603841</text:p>
          </table:table-cell>
          <table:table-cell office:value-type="float" office:value="1.08501093618146">
            <text:p>1.0850109362</text:p>
          </table:table-cell>
          <table:table-cell office:value-type="float" office:value="-12.455827761323">
            <text:p>-12.4558277613</text:p>
          </table:table-cell>
          <table:table-cell office:value-type="float" office:value="-13.270858975643">
            <text:p>-13.2708589756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7140">
            <text:p>7140</text:p>
          </table:table-cell>
          <table:table-cell office:value-type="float" office:value="12738">
            <text:p>12738</text:p>
          </table:table-cell>
          <table:table-cell office:value-type="float" office:value="27608">
            <text:p>27608</text:p>
          </table:table-cell>
          <table:table-cell office:value-type="float" office:value="-384.5">
            <text:p>-384.5</text:p>
          </table:table-cell>
          <table:table-cell office:value-type="float" office:value="-676.5">
            <text:p>-676.5</text:p>
          </table:table-cell>
          <table:table-cell office:value-type="float" office:value="920.75">
            <text:p>920.75</text:p>
          </table:table-cell>
          <table:table-cell office:value-type="float" office:value="-0.0538515406162465">
            <text:p>-0.0538515406</text:p>
          </table:table-cell>
          <table:table-cell office:value-type="float" office:value="-0.0531088082901554">
            <text:p>-0.0531088083</text:p>
          </table:table-cell>
          <table:table-cell office:value-type="float" office:value="0.0333508403361345">
            <text:p>0.0333508403</text:p>
          </table:table-cell>
          <table:table-cell office:value-type="float" office:value="0.817203585159554">
            <text:p>0.8172035852</text:p>
          </table:table-cell>
          <table:table-cell office:value-type="float" office:value="0.819647440199737">
            <text:p>0.8196474402</text:p>
          </table:table-cell>
          <table:table-cell office:value-type="float" office:value="1.11890800713668">
            <text:p>1.1189080071</text:p>
          </table:table-cell>
          <table:table-cell office:value-type="float" office:value="-12.5216747909061">
            <text:p>-12.5216747909</text:p>
          </table:table-cell>
          <table:table-cell office:value-type="float" office:value="-12.7017286454604">
            <text:p>-12.7017286455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7252">
            <text:p>7252</text:p>
          </table:table-cell>
          <table:table-cell office:value-type="float" office:value="13086">
            <text:p>13086</text:p>
          </table:table-cell>
          <table:table-cell office:value-type="float" office:value="29667">
            <text:p>29667</text:p>
          </table:table-cell>
          <table:table-cell office:value-type="float" office:value="-218.5">
            <text:p>-218.5</text:p>
          </table:table-cell>
          <table:table-cell office:value-type="float" office:value="-257.5">
            <text:p>-257.5</text:p>
          </table:table-cell>
          <table:table-cell office:value-type="float" office:value="935.25">
            <text:p>935.25</text:p>
          </table:table-cell>
          <table:table-cell office:value-type="float" office:value="-0.0301296194153337">
            <text:p>-0.0301296194</text:p>
          </table:table-cell>
          <table:table-cell office:value-type="float" office:value="-0.0196775179581232">
            <text:p>-0.019677518</text:p>
          </table:table-cell>
          <table:table-cell office:value-type="float" office:value="0.031524926686217">
            <text:p>0.0315249267</text:p>
          </table:table-cell>
          <table:table-cell office:value-type="float" office:value="0.896325608219913">
            <text:p>0.8963256082</text:p>
          </table:table-cell>
          <table:table-cell office:value-type="float" office:value="0.931887608384034">
            <text:p>0.9318876084</text:p>
          </table:table-cell>
          <table:table-cell office:value-type="float" office:value="1.1122851325668">
            <text:p>1.1122851326</text:p>
          </table:table-cell>
          <table:table-cell office:value-type="float" office:value="-22.6571666635913">
            <text:p>-22.6571666636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7686">
            <text:p>7686</text:p>
          </table:table-cell>
          <table:table-cell office:value-type="float" office:value="13338">
            <text:p>13338</text:p>
          </table:table-cell>
          <table:table-cell office:value-type="float" office:value="29522">
            <text:p>29522</text:p>
          </table:table-cell>
          <table:table-cell office:value-type="float" office:value="-8.75">
            <text:p>-8.75</text:p>
          </table:table-cell>
          <table:table-cell office:value-type="float" office:value="-49">
            <text:p>-49</text:p>
          </table:table-cell>
          <table:table-cell office:value-type="float" office:value="848.25">
            <text:p>848.25</text:p>
          </table:table-cell>
          <table:table-cell office:value-type="float" office:value="-0.0011384335154827">
            <text:p>-0.0011384335</text:p>
          </table:table-cell>
          <table:table-cell office:value-type="float" office:value="-0.00367371420002999">
            <text:p>-0.0036737142</text:p>
          </table:table-cell>
          <table:table-cell office:value-type="float" office:value="0.0287328094302554">
            <text:p>0.0287328094</text:p>
          </table:table-cell>
          <table:table-cell office:value-type="float" office:value="0.996018022916314">
            <text:p>0.9960180229</text:p>
          </table:table-cell>
          <table:table-cell office:value-type="float" office:value="0.987168452804901">
            <text:p>0.9871684528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8008">
            <text:p>8008</text:p>
          </table:table-cell>
          <table:table-cell office:value-type="float" office:value="13552">
            <text:p>13552</text:p>
          </table:table-cell>
          <table:table-cell office:value-type="float" office:value="29957">
            <text:p>29957</text:p>
          </table:table-cell>
          <table:table-cell office:value-type="float" office:value="-188.5">
            <text:p>-188.5</text:p>
          </table:table-cell>
          <table:table-cell office:value-type="float" office:value="-319">
            <text:p>-319</text:p>
          </table:table-cell>
          <table:table-cell office:value-type="float" office:value="793.875">
            <text:p>793.875</text:p>
          </table:table-cell>
          <table:table-cell table:number-columns-repeated="2" office:value-type="float" office:value="-0.023538961038961">
            <text:p>-0.023538961</text:p>
          </table:table-cell>
          <table:table-cell office:value-type="float" office:value="0.0265004840271055">
            <text:p>0.026500484</text:p>
          </table:table-cell>
          <table:table-cell table:number-columns-repeated="2" office:value-type="float" office:value="0.918699638429752">
            <text:p>0.9186996384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-29.098854861189">
            <text:p>-29.0988548612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7410">
            <text:p>7410</text:p>
          </table:table-cell>
          <table:table-cell office:value-type="float" office:value="13110">
            <text:p>13110</text:p>
          </table:table-cell>
          <table:table-cell office:value-type="float" office:value="30653">
            <text:p>30653</text:p>
          </table:table-cell>
          <table:table-cell office:value-type="float" office:value="-112.125">
            <text:p>-112.125</text:p>
          </table:table-cell>
          <table:table-cell office:value-type="float" office:value="-198.375">
            <text:p>-198.375</text:p>
          </table:table-cell>
          <table:table-cell office:value-type="float" office:value="895.375">
            <text:p>895.375</text:p>
          </table:table-cell>
          <table:table-cell table:number-columns-repeated="2" office:value-type="float" office:value="-0.0151315789473684">
            <text:p>-0.0151315789</text:p>
          </table:table-cell>
          <table:table-cell office:value-type="float" office:value="0.0292100283822138">
            <text:p>0.0292100284</text:p>
          </table:table-cell>
          <table:table-cell table:number-columns-repeated="2" office:value-type="float" office:value="0.947488244459834">
            <text:p>0.9474882445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7579">
            <text:p>7579</text:p>
          </table:table-cell>
          <table:table-cell office:value-type="float" office:value="13574">
            <text:p>13574</text:p>
          </table:table-cell>
          <table:table-cell office:value-type="float" office:value="32045">
            <text:p>32045</text:p>
          </table:table-cell>
          <table:table-cell office:value-type="float" office:value="-160.875">
            <text:p>-160.875</text:p>
          </table:table-cell>
          <table:table-cell office:value-type="float" office:value="-31.625">
            <text:p>-31.625</text:p>
          </table:table-cell>
          <table:table-cell office:value-type="float" office:value="862.75">
            <text:p>862.75</text:p>
          </table:table-cell>
          <table:table-cell office:value-type="float" office:value="-0.0212264150943396">
            <text:p>-0.0212264151</text:p>
          </table:table-cell>
          <table:table-cell office:value-type="float" office:value="-0.00232982171799028">
            <text:p>-0.0023298217</text:p>
          </table:table-cell>
          <table:table-cell office:value-type="float" office:value="0.0269230769230769">
            <text:p>0.0269230769</text:p>
          </table:table-cell>
          <table:table-cell office:value-type="float" office:value="0.926590646137415">
            <text:p>0.9265906461</text:p>
          </table:table-cell>
          <table:table-cell office:value-type="float" office:value="0.99185626300274">
            <text:p>0.991856263</text:p>
          </table:table-cell>
          <table:table-cell office:value-type="float" office:value="1.09565147928994">
            <text:p>1.0956514793</text:p>
          </table:table-cell>
          <table:table-cell office:value-type="float" office:value="-32.3071209732984">
            <text:p>-32.3071209733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6760">
            <text:p>6760</text:p>
          </table:table-cell>
          <table:table-cell office:value-type="float" office:value="13968">
            <text:p>13968</text:p>
          </table:table-cell>
          <table:table-cell office:value-type="float" office:value="33466">
            <text:p>33466</text:p>
          </table:table-cell>
          <table:table-cell office:value-type="float" office:value="-245.375">
            <text:p>-245.375</text:p>
          </table:table-cell>
          <table:table-cell office:value-type="float" office:value="-283.5">
            <text:p>-283.5</text:p>
          </table:table-cell>
          <table:table-cell office:value-type="float" office:value="812">
            <text:p>812</text:p>
          </table:table-cell>
          <table:table-cell office:value-type="float" office:value="-0.0362980769230769">
            <text:p>-0.0362980769</text:p>
          </table:table-cell>
          <table:table-cell office:value-type="float" office:value="-0.0202963917525773">
            <text:p>-0.0202963918</text:p>
          </table:table-cell>
          <table:table-cell office:value-type="float" office:value="0.024263431542461">
            <text:p>0.0242634315</text:p>
          </table:table-cell>
          <table:table-cell office:value-type="float" office:value="0.875539129530325">
            <text:p>0.8755391295</text:p>
          </table:table-cell>
          <table:table-cell office:value-type="float" office:value="0.929770038161601">
            <text:p>0.9297700382</text:p>
          </table:table-cell>
          <table:table-cell office:value-type="float" office:value="1.08607589005464">
            <text:p>1.0860758901</text:p>
          </table:table-cell>
          <table:table-cell office:value-type="float" office:value="-18.7472661057452">
            <text:p>-18.7472661057</text:p>
          </table:table-cell>
          <table:table-cell office:value-type="float" office:value="-33.8034935544175">
            <text:p>-33.8034935544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6084">
            <text:p>6084</text:p>
          </table:table-cell>
          <table:table-cell office:value-type="float" office:value="13086">
            <text:p>13086</text:p>
          </table:table-cell>
          <table:table-cell office:value-type="float" office:value="33727">
            <text:p>33727</text:p>
          </table:table-cell>
          <table:table-cell office:value-type="float" office:value="-190.125">
            <text:p>-190.125</text:p>
          </table:table-cell>
          <table:table-cell office:value-type="float" office:value="-226.625">
            <text:p>-226.625</text:p>
          </table:table-cell>
          <table:table-cell office:value-type="float" office:value="638">
            <text:p>638</text:p>
          </table:table-cell>
          <table:table-cell office:value-type="float" office:value="-0.03125">
            <text:p>-0.03125</text:p>
          </table:table-cell>
          <table:table-cell office:value-type="float" office:value="-0.0173181262417851">
            <text:p>-0.0173181262</text:p>
          </table:table-cell>
          <table:table-cell office:value-type="float" office:value="0.0189165950128977">
            <text:p>0.018916595</text:p>
          </table:table-cell>
          <table:table-cell office:value-type="float" office:value="0.8925390625">
            <text:p>0.8925390625</text:p>
          </table:table-cell>
          <table:table-cell office:value-type="float" office:value="0.939974396446944">
            <text:p>0.9399743964</text:p>
          </table:table-cell>
          <table:table-cell office:value-type="float" office:value="1.06690944417623">
            <text:p>1.0669094442</text:p>
          </table:table-cell>
          <table:table-cell office:value-type="float" office:value="-21.8323023417191">
            <text:p>-21.83230234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6630">
            <text:p>6630</text:p>
          </table:table-cell>
          <table:table-cell office:value-type="float" office:value="13110">
            <text:p>13110</text:p>
          </table:table-cell>
          <table:table-cell office:value-type="float" office:value="34771">
            <text:p>34771</text:p>
          </table:table-cell>
          <table:table-cell office:value-type="float" office:value="-158.875">
            <text:p>-158.875</text:p>
          </table:table-cell>
          <table:table-cell office:value-type="float" office:value="-198.375">
            <text:p>-198.375</text:p>
          </table:table-cell>
          <table:table-cell office:value-type="float" office:value="641.625">
            <text:p>641.625</text:p>
          </table:table-cell>
          <table:table-cell office:value-type="float" office:value="-0.0239630467571644">
            <text:p>-0.0239630468</text:p>
          </table:table-cell>
          <table:table-cell office:value-type="float" office:value="-0.0151315789473684">
            <text:p>-0.0151315789</text:p>
          </table:table-cell>
          <table:table-cell office:value-type="float" office:value="0.0184528773978315">
            <text:p>0.0184528774</text:p>
          </table:table-cell>
          <table:table-cell office:value-type="float" office:value="0.917254822465301">
            <text:p>0.9172548225</text:p>
          </table:table-cell>
          <table:table-cell office:value-type="float" office:value="0.947488244459834">
            <text:p>0.9474882445</text:p>
          </table:table-cell>
          <table:table-cell office:value-type="float" office:value="1.06525246791356">
            <text:p>1.0652524679</text:p>
          </table:table-cell>
          <table:table-cell office:value-type="float" office:value="-28.5776953204737">
            <text:p>-28.5776953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6513">
            <text:p>6513</text:p>
          </table:table-cell>
          <table:table-cell office:value-type="float" office:value="13409">
            <text:p>13409</text:p>
          </table:table-cell>
          <table:table-cell office:value-type="float" office:value="36569">
            <text:p>36569</text:p>
          </table:table-cell>
          <table:table-cell office:value-type="float" office:value="-252.625">
            <text:p>-252.625</text:p>
          </table:table-cell>
          <table:table-cell office:value-type="float" office:value="-284.625">
            <text:p>-284.625</text:p>
          </table:table-cell>
          <table:table-cell office:value-type="float" office:value="279.125">
            <text:p>279.125</text:p>
          </table:table-cell>
          <table:table-cell office:value-type="float" office:value="-0.0387878089973898">
            <text:p>-0.038787809</text:p>
          </table:table-cell>
          <table:table-cell office:value-type="float" office:value="-0.0212264150943396">
            <text:p>-0.0212264151</text:p>
          </table:table-cell>
          <table:table-cell office:value-type="float" office:value="0.00763283108643933">
            <text:p>0.0076328311</text:p>
          </table:table-cell>
          <table:table-cell office:value-type="float" office:value="0.867191476997699">
            <text:p>0.867191477</text:p>
          </table:table-cell>
          <table:table-cell office:value-type="float" office:value="0.926590646137415">
            <text:p>0.9265906461</text:p>
          </table:table-cell>
          <table:table-cell office:value-type="float" office:value="1.02682909861891">
            <text:p>1.0268290986</text:p>
          </table:table-cell>
          <table:table-cell office:value-type="float" office:value="-17.5213742912673">
            <text:p>-17.5213742913</text:p>
          </table:table-cell>
          <table:table-cell office:value-type="float" office:value="-32.3071209732984">
            <text:p>-32.3071209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6474">
            <text:p>6474</text:p>
          </table:table-cell>
          <table:table-cell office:value-type="float" office:value="12870">
            <text:p>12870</text:p>
          </table:table-cell>
          <table:table-cell office:value-type="float" office:value="36018">
            <text:p>36018</text:p>
          </table:table-cell>
          <table:table-cell office:value-type="float" office:value="-330.875">
            <text:p>-330.875</text:p>
          </table:table-cell>
          <table:table-cell office:value-type="float" office:value="-607.875">
            <text:p>-607.875</text:p>
          </table:table-cell>
          <table:table-cell office:value-type="float" office:value="-65.25">
            <text:p>-65.25</text:p>
          </table:table-cell>
          <table:table-cell office:value-type="float" office:value="-0.0511082792709299">
            <text:p>-0.0511082793</text:p>
          </table:table-cell>
          <table:table-cell office:value-type="float" office:value="-0.0472319347319347">
            <text:p>-0.0472319347</text:p>
          </table:table-cell>
          <table:table-cell office:value-type="float" office:value="-0.00181159420289855">
            <text:p>-0.0018115942</text:p>
          </table:table-cell>
          <table:table-cell office:value-type="float" office:value="0.826240652723415">
            <text:p>0.8262406527</text:p>
          </table:table-cell>
          <table:table-cell office:value-type="float" office:value="0.839060705528931">
            <text:p>0.8390607055</text:p>
          </table:table-cell>
          <table:table-cell office:value-type="float" office:value="0.993665852762025">
            <text:p>0.9936658528</text:p>
          </table:table-cell>
          <table:table-cell office:value-type="float" office:value="-13.2127230067285">
            <text:p>-13.2127230067</text:p>
          </table:table-cell>
          <table:table-cell office:value-type="float" office:value="-14.3260242586282">
            <text:p>-14.3260242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6487">
            <text:p>6487</text:p>
          </table:table-cell>
          <table:table-cell office:value-type="float" office:value="12149">
            <text:p>12149</text:p>
          </table:table-cell>
          <table:table-cell office:value-type="float" office:value="35061">
            <text:p>35061</text:p>
          </table:table-cell>
          <table:table-cell office:value-type="float" office:value="-201.5">
            <text:p>-201.5</text:p>
          </table:table-cell>
          <table:table-cell office:value-type="float" office:value="-407.125">
            <text:p>-407.125</text:p>
          </table:table-cell>
          <table:table-cell office:value-type="float" office:value="72.5">
            <text:p>72.5</text:p>
          </table:table-cell>
          <table:table-cell office:value-type="float" office:value="-0.031062124248497">
            <text:p>-0.0310621242</text:p>
          </table:table-cell>
          <table:table-cell office:value-type="float" office:value="-0.0335109885587291">
            <text:p>-0.0335109886</text:p>
          </table:table-cell>
          <table:table-cell office:value-type="float" office:value="0.00206782464846981">
            <text:p>0.0020678246</text:p>
          </table:table-cell>
          <table:table-cell office:value-type="float" office:value="0.893173682033405">
            <text:p>0.893173682</text:p>
          </table:table-cell>
          <table:table-cell office:value-type="float" office:value="0.884912593298647">
            <text:p>0.8849125933</text:p>
          </table:table-cell>
          <table:table-cell office:value-type="float" office:value="1.00724576703125">
            <text:p>1.007245767</text:p>
          </table:table-cell>
          <table:table-cell office:value-type="float" office:value="-21.9664710610876">
            <text:p>-21.9664710611</text:p>
          </table:table-cell>
          <table:table-cell office:value-type="float" office:value="-20.3356334598988">
            <text:p>-20.3356334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6139">
            <text:p>6139</text:p>
          </table:table-cell>
          <table:table-cell office:value-type="float" office:value="12336">
            <text:p>12336</text:p>
          </table:table-cell>
          <table:table-cell office:value-type="float" office:value="35786">
            <text:p>35786</text:p>
          </table:table-cell>
          <table:table-cell office:value-type="float" office:value="-244.625">
            <text:p>-244.625</text:p>
          </table:table-cell>
          <table:table-cell office:value-type="float" office:value="-73.75">
            <text:p>-73.75</text:p>
          </table:table-cell>
          <table:table-cell office:value-type="float" office:value="-83.375">
            <text:p>-83.375</text:p>
          </table:table-cell>
          <table:table-cell office:value-type="float" office:value="-0.0398476950643427">
            <text:p>-0.0398476951</text:p>
          </table:table-cell>
          <table:table-cell office:value-type="float" office:value="-0.00597843709468223">
            <text:p>-0.0059784371</text:p>
          </table:table-cell>
          <table:table-cell office:value-type="float" office:value="-0.00232982171799028">
            <text:p>-0.0023298217</text:p>
          </table:table-cell>
          <table:table-cell office:value-type="float" office:value="0.863645231326604">
            <text:p>0.8636452313</text:p>
          </table:table-cell>
          <table:table-cell office:value-type="float" office:value="0.979145523920399">
            <text:p>0.9791455239</text:p>
          </table:table-cell>
          <table:table-cell office:value-type="float" office:value="0.99185626300274">
            <text:p>0.991856263</text:p>
          </table:table-cell>
          <table:table-cell office:value-type="float" office:value="-17.0459904577255">
            <text:p>-17.04599045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5558">
            <text:p>5558</text:p>
          </table:table-cell>
          <table:table-cell office:value-type="float" office:value="11760">
            <text:p>11760</text:p>
          </table:table-cell>
          <table:table-cell office:value-type="float" office:value="34278">
            <text:p>34278</text:p>
          </table:table-cell>
          <table:table-cell office:value-type="float" office:value="-245.25">
            <text:p>-245.25</text:p>
          </table:table-cell>
          <table:table-cell office:value-type="float" office:value="-80.625">
            <text:p>-80.625</text:p>
          </table:table-cell>
          <table:table-cell office:value-type="float" office:value="-329.875">
            <text:p>-329.875</text:p>
          </table:table-cell>
          <table:table-cell office:value-type="float" office:value="-0.0441255847427132">
            <text:p>-0.0441255847</text:p>
          </table:table-cell>
          <table:table-cell office:value-type="float" office:value="-0.00685586734693878">
            <text:p>-0.0068558673</text:p>
          </table:table-cell>
          <table:table-cell office:value-type="float" office:value="-0.00962351945854484">
            <text:p>-0.0096235195</text:p>
          </table:table-cell>
          <table:table-cell office:value-type="float" office:value="0.849376705169121">
            <text:p>0.8493767052</text:p>
          </table:table-cell>
          <table:table-cell office:value-type="float" office:value="0.976096590003189">
            <text:p>0.97609659</text:p>
          </table:table-cell>
          <table:table-cell office:value-type="float" office:value="0.96649920166356">
            <text:p>0.9664992017</text:p>
          </table:table-cell>
          <table:table-cell office:value-type="float" office:value="-15.3593295644876">
            <text:p>-15.35932956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4113">
            <text:p>4113</text:p>
          </table:table-cell>
          <table:table-cell office:value-type="float" office:value="10654">
            <text:p>10654</text:p>
          </table:table-cell>
          <table:table-cell office:value-type="float" office:value="32944">
            <text:p>32944</text:p>
          </table:table-cell>
          <table:table-cell office:value-type="float" office:value="-297.75">
            <text:p>-297.75</text:p>
          </table:table-cell>
          <table:table-cell office:value-type="float" office:value="-30.2857142857143">
            <text:p>-30.2857142857</text:p>
          </table:table-cell>
          <table:table-cell office:value-type="float" office:value="-138.375">
            <text:p>-138.375</text:p>
          </table:table-cell>
          <table:table-cell office:value-type="float" office:value="-0.0723924142961342">
            <text:p>-0.0723924143</text:p>
          </table:table-cell>
          <table:table-cell office:value-type="float" office:value="-0.00284266137466813">
            <text:p>-0.0028426614</text:p>
          </table:table-cell>
          <table:table-cell office:value-type="float" office:value="-0.0042003096163186">
            <text:p>-0.0042003096</text:p>
          </table:table-cell>
          <table:table-cell office:value-type="float" office:value="0.756898246792872">
            <text:p>0.7568982468</text:p>
          </table:table-cell>
          <table:table-cell office:value-type="float" office:value="0.990066523407096">
            <text:p>0.9900665234</text:p>
          </table:table-cell>
          <table:table-cell office:value-type="float" office:value="0.985333495840596">
            <text:p>0.9853334958</text:p>
          </table:table-cell>
          <table:table-cell office:value-type="float" office:value="-9.22394547653244">
            <text:p>-9.2239454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4472">
            <text:p>4472</text:p>
          </table:table-cell>
          <table:table-cell office:value-type="float" office:value="10647">
            <text:p>10647</text:p>
          </table:table-cell>
          <table:table-cell office:value-type="float" office:value="34307">
            <text:p>34307</text:p>
          </table:table-cell>
          <table:table-cell office:value-type="float" office:value="-244.5">
            <text:p>-244.5</text:p>
          </table:table-cell>
          <table:table-cell office:value-type="float" office:value="139.5">
            <text:p>139.5</text:p>
          </table:table-cell>
          <table:table-cell office:value-type="float" office:value="449.375">
            <text:p>449.375</text:p>
          </table:table-cell>
          <table:table-cell office:value-type="float" office:value="-0.0546735241502683">
            <text:p>-0.0546735242</text:p>
          </table:table-cell>
          <table:table-cell office:value-type="float" office:value="0.0131022823330516">
            <text:p>0.0131022823</text:p>
          </table:table-cell>
          <table:table-cell office:value-type="float" office:value="0.0130986387617687">
            <text:p>0.0130986388</text:p>
          </table:table-cell>
          <table:table-cell office:value-type="float" office:value="0.81450148619036">
            <text:p>0.8145014862</text:p>
          </table:table-cell>
          <table:table-cell office:value-type="float" office:value="1.04619446097826">
            <text:p>1.046194461</text:p>
          </table:table-cell>
          <table:table-cell office:value-type="float" office:value="1.04618152136752">
            <text:p>1.0461815214</text:p>
          </table:table-cell>
          <table:table-cell office:value-type="float" office:value="-12.3281101547072">
            <text:p>-12.3281101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4673">
            <text:p>4673</text:p>
          </table:table-cell>
          <table:table-cell office:value-type="float" office:value="10936">
            <text:p>10936</text:p>
          </table:table-cell>
          <table:table-cell office:value-type="float" office:value="34104">
            <text:p>34104</text:p>
          </table:table-cell>
          <table:table-cell office:value-type="float" office:value="-257.875">
            <text:p>-257.875</text:p>
          </table:table-cell>
          <table:table-cell office:value-type="float" office:value="-28.4">
            <text:p>-28.4</text:p>
          </table:table-cell>
          <table:table-cell office:value-type="float" office:value="-126">
            <text:p>-126</text:p>
          </table:table-cell>
          <table:table-cell office:value-type="float" office:value="-0.0551840359512091">
            <text:p>-0.055184036</text:p>
          </table:table-cell>
          <table:table-cell office:value-type="float" office:value="-0.00259692757863936">
            <text:p>-0.0025969276</text:p>
          </table:table-cell>
          <table:table-cell office:value-type="float" office:value="-0.00369458128078818">
            <text:p>-0.0036945813</text:p>
          </table:table-cell>
          <table:table-cell office:value-type="float" office:value="0.812824618705542">
            <text:p>0.8128246187</text:p>
          </table:table-cell>
          <table:table-cell office:value-type="float" office:value="0.990923971779146">
            <text:p>0.9909239718</text:p>
          </table:table-cell>
          <table:table-cell office:value-type="float" office:value="0.987095719381688">
            <text:p>0.9870957194</text:p>
          </table:table-cell>
          <table:table-cell office:value-type="float" office:value="-12.2107944311579">
            <text:p>-12.2107944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4551">
            <text:p>4551</text:p>
          </table:table-cell>
          <table:table-cell office:value-type="float" office:value="10652">
            <text:p>10652</text:p>
          </table:table-cell>
          <table:table-cell office:value-type="float" office:value="33930">
            <text:p>33930</text:p>
          </table:table-cell>
          <table:table-cell office:value-type="float" office:value="-211.714285714286">
            <text:p>-211.7142857143</text:p>
          </table:table-cell>
          <table:table-cell office:value-type="float" office:value="-11">
            <text:p>-11</text:p>
          </table:table-cell>
          <table:table-cell office:value-type="float" office:value="71.4285714285714">
            <text:p>71.4285714286</text:p>
          </table:table-cell>
          <table:table-cell office:value-type="float" office:value="-0.0465203879838026">
            <text:p>-0.046520388</text:p>
          </table:table-cell>
          <table:table-cell office:value-type="float" office:value="-0.00103266992114157">
            <text:p>-0.0010326699</text:p>
          </table:table-cell>
          <table:table-cell office:value-type="float" office:value="0.00210517451896762">
            <text:p>0.0021051745</text:p>
          </table:table-cell>
          <table:table-cell office:value-type="float" office:value="0.841420369193091">
            <text:p>0.8414203692</text:p>
          </table:table-cell>
          <table:table-cell office:value-type="float" office:value="0.99638774543405">
            <text:p>0.9963877454</text:p>
          </table:table-cell>
          <table:table-cell office:value-type="float" office:value="1.00737679706551">
            <text:p>1.0073767971</text:p>
          </table:table-cell>
          <table:table-cell office:value-type="float" office:value="-14.5505329972593">
            <text:p>-14.55053299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4092">
            <text:p>4092</text:p>
          </table:table-cell>
          <table:table-cell office:value-type="float" office:value="10341">
            <text:p>10341</text:p>
          </table:table-cell>
          <table:table-cell office:value-type="float" office:value="34911">
            <text:p>34911</text:p>
          </table:table-cell>
          <table:table-cell office:value-type="float" office:value="-6.16666666666667">
            <text:p>-6.1666666667</text:p>
          </table:table-cell>
          <table:table-cell office:value-type="float" office:value="-0.8">
            <text:p>-0.8</text:p>
          </table:table-cell>
          <table:table-cell office:value-type="float" office:value="305.666666666667">
            <text:p>305.6666666667</text:p>
          </table:table-cell>
          <table:table-cell office:value-type="float" office:value="-0.0015070055392636">
            <text:p>-0.0015070055</text:p>
          </table:table-cell>
          <table:table-cell table:style-name="ce17" office:value-type="float" office:value="-0.0000773619572575186">
            <text:p>-7.74E-005</text:p>
          </table:table-cell>
          <table:table-cell office:value-type="float" office:value="0.00875559756714694">
            <text:p>0.0087555976</text:p>
          </table:table-cell>
          <table:table-cell office:value-type="float" office:value="0.99472993190134">
            <text:p>0.9947299319</text:p>
          </table:table-cell>
          <table:table-cell office:value-type="float" office:value="0.999729244879949">
            <text:p>0.9997292449</text:p>
          </table:table-cell>
          <table:table-cell office:value-type="float" office:value="1.03079484604298">
            <text:p>1.0307948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3995">
            <text:p>3995</text:p>
          </table:table-cell>
          <table:table-cell office:value-type="float" office:value="11450">
            <text:p>11450</text:p>
          </table:table-cell>
          <table:table-cell office:value-type="float" office:value="38656">
            <text:p>38656</text:p>
          </table:table-cell>
          <table:table-cell office:value-type="float" office:value="0">
            <text:p>0</text:p>
          </table:table-cell>
          <table:table-cell office:value-type="float" office:value="-200.2">
            <text:p>-200.2</text:p>
          </table:table-cell>
          <table:table-cell office:value-type="float" office:value="94.2">
            <text:p>94.2</text:p>
          </table:table-cell>
          <table:table-cell office:value-type="float" office:value="0">
            <text:p>0</text:p>
          </table:table-cell>
          <table:table-cell office:value-type="float" office:value="-0.0174847161572052">
            <text:p>-0.0174847162</text:p>
          </table:table-cell>
          <table:table-cell office:value-type="float" office:value="0.00243687913907285">
            <text:p>0.0024368791</text:p>
          </table:table-cell>
          <table:table-cell office:value-type="float" office:value="0.78">
            <text:p>0.78</text:p>
          </table:table-cell>
          <table:table-cell office:value-type="float" office:value="0.939402695436014">
            <text:p>0.9394026954</text:p>
          </table:table-cell>
          <table:table-cell office:value-type="float" office:value="1.00854071621143">
            <text:p>1.00854071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3743">
            <text:p>3743</text:p>
          </table:table-cell>
          <table:table-cell office:value-type="float" office:value="10694">
            <text:p>10694</text:p>
          </table:table-cell>
          <table:table-cell office:value-type="float" office:value="39732">
            <text:p>39732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5">
            <text:p>5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3507">
            <text:p>3507</text:p>
          </table:table-cell>
          <table:table-cell office:value-type="float" office:value="10708">
            <text:p>10708</text:p>
          </table:table-cell>
          <table:table-cell office:value-type="float" office:value="40838">
            <text:p>40838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5">
            <text:p>5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3286">
            <text:p>3286</text:p>
          </table:table-cell>
          <table:table-cell office:value-type="float" office:value="10612">
            <text:p>10612</text:p>
          </table:table-cell>
          <table:table-cell office:value-type="float" office:value="41974">
            <text:p>41974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4.75">
            <text:p>104.75</text:p>
          </table:table-cell>
          <table:table-cell office:value-type="float" office:value="7402.25">
            <text:p>7402.25</text:p>
          </table:table-cell>
          <table:table-cell office:value-type="float" office:value="21287.5">
            <text:p>21287.5</text:p>
          </table:table-cell>
          <table:table-cell office:value-type="float" office:value="19.6025">
            <text:p>19.60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176">
            <text:p>1176</text:p>
          </table:table-cell>
          <table:table-cell office:value-type="float" office:value="3079">
            <text:p>3079</text:p>
          </table:table-cell>
          <table:table-cell office:value-type="float" office:value="10476">
            <text:p>10476</text:p>
          </table:table-cell>
          <table:table-cell office:value-type="float" office:value="43142">
            <text:p>431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7.666666666667">
            <text:p>107.6666666667</text:p>
          </table:table-cell>
          <table:table-cell office:value-type="float" office:value="7365.66666666667">
            <text:p>7365.6666666667</text:p>
          </table:table-cell>
          <table:table-cell office:value-type="float" office:value="20763.3333333333">
            <text:p>20763.3333333333</text:p>
          </table:table-cell>
          <table:table-cell office:value-type="float" office:value="19.6633333333333">
            <text:p>19.66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1170">
            <text:p>1170</text:p>
          </table:table-cell>
          <table:table-cell office:value-type="float" office:value="2884">
            <text:p>2884</text:p>
          </table:table-cell>
          <table:table-cell office:value-type="float" office:value="10551">
            <text:p>10551</text:p>
          </table:table-cell>
          <table:table-cell office:value-type="float" office:value="44343">
            <text:p>44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1">
            <text:p>1.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.4">
            <text:p>5.4</text:p>
          </table:table-cell>
          <table:table-cell office:value-type="float" office:value="7.3">
            <text:p>7.3</text:p>
          </table:table-cell>
          <table:table-cell office:value-type="float" office:value="17.9">
            <text:p>17.9</text:p>
          </table:table-cell>
          <table:table-cell office:value-type="float" office:value="5244">
            <text:p>5244</text:p>
          </table:table-cell>
          <table:table-cell office:value-type="float" office:value="6953">
            <text:p>6953</text:p>
          </table:table-cell>
          <table:table-cell office:value-type="float" office:value="10294">
            <text:p>102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0:00.09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799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066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33">
                <text:p>2133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93">
                <text:p>1993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65">
                <text:p>2465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70">
                <text:p>1470</text:p>
              </table:table-cell>
              <table:table-cell office:value-type="float" office:value="2614">
                <text:p>2614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65">
                <text:p>2765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00">
                <text:p>1700</text:p>
              </table:table-cell>
              <table:table-cell office:value-type="float" office:value="2914">
                <text:p>2914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9">
                <text:p>1949</text:p>
              </table:table-cell>
              <table:table-cell office:value-type="float" office:value="3082">
                <text:p>3082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229">
                <text:p>3229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8">
                <text:p>1798</text:p>
              </table:table-cell>
              <table:table-cell office:value-type="float" office:value="3372">
                <text:p>3372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16">
                <text:p>1916</text:p>
              </table:table-cell>
              <table:table-cell office:value-type="float" office:value="3615">
                <text:p>3615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50">
                <text:p>2250</text:p>
              </table:table-cell>
              <table:table-cell office:value-type="float" office:value="4001">
                <text:p>4001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90">
                <text:p>2390</text:p>
              </table:table-cell>
              <table:table-cell office:value-type="float" office:value="4360">
                <text:p>4360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60">
                <text:p>2660</text:p>
              </table:table-cell>
              <table:table-cell office:value-type="float" office:value="4640">
                <text:p>4640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58">
                <text:p>2658</text:p>
              </table:table-cell>
              <table:table-cell office:value-type="float" office:value="4653">
                <text:p>4653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80">
                <text:p>2780</text:p>
              </table:table-cell>
              <table:table-cell office:value-type="float" office:value="5060">
                <text:p>5060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96">
                <text:p>3096</text:p>
              </table:table-cell>
              <table:table-cell office:value-type="float" office:value="5635">
                <text:p>5635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46">
                <text:p>3246</text:p>
              </table:table-cell>
              <table:table-cell office:value-type="float" office:value="5865">
                <text:p>5865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48">
                <text:p>3348</text:p>
              </table:table-cell>
              <table:table-cell office:value-type="float" office:value="5879">
                <text:p>5879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08">
                <text:p>3808</text:p>
              </table:table-cell>
              <table:table-cell office:value-type="float" office:value="6292">
                <text:p>6292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433">
                <text:p>7433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58">
                <text:p>4258</text:p>
              </table:table-cell>
              <table:table-cell office:value-type="float" office:value="6528">
                <text:p>6528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228">
                <text:p>4228</text:p>
              </table:table-cell>
              <table:table-cell office:value-type="float" office:value="7065">
                <text:p>7065</text:p>
              </table:table-cell>
              <table:table-cell office:value-type="float" office:value="12883">
                <text:p>1288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569">
                <text:p>7569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20">
                <text:p>4620</text:p>
              </table:table-cell>
              <table:table-cell office:value-type="float" office:value="8153">
                <text:p>8153</text:p>
              </table:table-cell>
              <table:table-cell office:value-type="float" office:value="15902">
                <text:p>1590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76">
                <text:p>4676</text:p>
              </table:table-cell>
              <table:table-cell office:value-type="float" office:value="8188">
                <text:p>8188</text:p>
              </table:table-cell>
              <table:table-cell office:value-type="float" office:value="15927">
                <text:p>15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32">
                <text:p>4932</text:p>
              </table:table-cell>
              <table:table-cell office:value-type="float" office:value="8861">
                <text:p>8861</text:p>
              </table:table-cell>
              <table:table-cell office:value-type="float" office:value="16907">
                <text:p>1690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818">
                <text:p>5818</text:p>
              </table:table-cell>
              <table:table-cell office:value-type="float" office:value="9827">
                <text:p>9827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10115">
                <text:p>10115</text:p>
              </table:table-cell>
              <table:table-cell office:value-type="float" office:value="18266">
                <text:p>1826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10216">
                <text:p>10216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6">
                <text:p>6416</text:p>
              </table:table-cell>
              <table:table-cell office:value-type="float" office:value="10991">
                <text:p>10991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154">
                <text:p>7154</text:p>
              </table:table-cell>
              <table:table-cell office:value-type="float" office:value="12234">
                <text:p>12234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694">
                <text:p>7694</text:p>
              </table:table-cell>
              <table:table-cell office:value-type="float" office:value="12286">
                <text:p>12286</text:p>
              </table:table-cell>
              <table:table-cell office:value-type="float" office:value="17972">
                <text:p>1797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34">
                <text:p>8034</text:p>
              </table:table-cell>
              <table:table-cell office:value-type="float" office:value="11872">
                <text:p>11872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412">
                <text:p>12412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766">
                <text:p>12766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362">
                <text:p>9362</text:p>
              </table:table-cell>
              <table:table-cell office:value-type="float" office:value="12776">
                <text:p>12776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30">
                <text:p>8930</text:p>
              </table:table-cell>
              <table:table-cell office:value-type="float" office:value="12450">
                <text:p>12450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4083">
                <text:p>14083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30">
                <text:p>9430</text:p>
              </table:table-cell>
              <table:table-cell office:value-type="float" office:value="13730">
                <text:p>13730</text:p>
              </table:table-cell>
              <table:table-cell office:value-type="float" office:value="19930">
                <text:p>1993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468">
                <text:p>13468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042">
                <text:p>14042</text:p>
              </table:table-cell>
              <table:table-cell office:value-type="float" office:value="20207">
                <text:p>2020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4168">
                <text:p>14168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551">
                <text:p>10551</text:p>
              </table:table-cell>
              <table:table-cell office:value-type="float" office:value="14120">
                <text:p>14120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70">
                <text:p>10270</text:p>
              </table:table-cell>
              <table:table-cell office:value-type="float" office:value="13434">
                <text:p>13434</text:p>
              </table:table-cell>
              <table:table-cell office:value-type="float" office:value="18923">
                <text:p>1892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550">
                <text:p>9550</text:p>
              </table:table-cell>
              <table:table-cell office:value-type="float" office:value="13646">
                <text:p>13646</text:p>
              </table:table-cell>
              <table:table-cell office:value-type="float" office:value="20022">
                <text:p>2002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880">
                <text:p>8880</text:p>
              </table:table-cell>
              <table:table-cell office:value-type="float" office:value="13986">
                <text:p>13986</text:p>
              </table:table-cell>
              <table:table-cell office:value-type="float" office:value="20638">
                <text:p>2063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108">
                <text:p>9108</text:p>
              </table:table-cell>
              <table:table-cell office:value-type="float" office:value="13632">
                <text:p>13632</text:p>
              </table:table-cell>
              <table:table-cell office:value-type="float" office:value="21206">
                <text:p>2120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838">
                <text:p>8838</text:p>
              </table:table-cell>
              <table:table-cell office:value-type="float" office:value="12874">
                <text:p>12874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156">
                <text:p>9156</text:p>
              </table:table-cell>
              <table:table-cell office:value-type="float" office:value="13050">
                <text:p>13050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182">
                <text:p>7182</text:p>
              </table:table-cell>
              <table:table-cell office:value-type="float" office:value="13234">
                <text:p>13234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140">
                <text:p>7140</text:p>
              </table:table-cell>
              <table:table-cell office:value-type="float" office:value="12834">
                <text:p>12834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252">
                <text:p>7252</text:p>
              </table:table-cell>
              <table:table-cell office:value-type="float" office:value="12874">
                <text:p>12874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686">
                <text:p>7686</text:p>
              </table:table-cell>
              <table:table-cell office:value-type="float" office:value="12700">
                <text:p>12700</text:p>
              </table:table-cell>
              <table:table-cell office:value-type="float" office:value="26680">
                <text:p>2668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182">
                <text:p>7182</text:p>
              </table:table-cell>
              <table:table-cell office:value-type="float" office:value="12694">
                <text:p>12694</text:p>
              </table:table-cell>
              <table:table-cell office:value-type="float" office:value="27376">
                <text:p>2737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140">
                <text:p>7140</text:p>
              </table:table-cell>
              <table:table-cell office:value-type="float" office:value="12738">
                <text:p>12738</text:p>
              </table:table-cell>
              <table:table-cell office:value-type="float" office:value="27608">
                <text:p>2760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252">
                <text:p>7252</text:p>
              </table:table-cell>
              <table:table-cell office:value-type="float" office:value="13086">
                <text:p>13086</text:p>
              </table:table-cell>
              <table:table-cell office:value-type="float" office:value="29667">
                <text:p>2966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686">
                <text:p>7686</text:p>
              </table:table-cell>
              <table:table-cell office:value-type="float" office:value="13338">
                <text:p>13338</text:p>
              </table:table-cell>
              <table:table-cell office:value-type="float" office:value="29522">
                <text:p>2952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008">
                <text:p>8008</text:p>
              </table:table-cell>
              <table:table-cell office:value-type="float" office:value="13552">
                <text:p>13552</text:p>
              </table:table-cell>
              <table:table-cell office:value-type="float" office:value="29957">
                <text:p>2995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410">
                <text:p>7410</text:p>
              </table:table-cell>
              <table:table-cell office:value-type="float" office:value="13110">
                <text:p>13110</text:p>
              </table:table-cell>
              <table:table-cell office:value-type="float" office:value="30653">
                <text:p>3065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579">
                <text:p>7579</text:p>
              </table:table-cell>
              <table:table-cell office:value-type="float" office:value="13574">
                <text:p>13574</text:p>
              </table:table-cell>
              <table:table-cell office:value-type="float" office:value="32045">
                <text:p>3204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60">
                <text:p>6760</text:p>
              </table:table-cell>
              <table:table-cell office:value-type="float" office:value="13968">
                <text:p>13968</text:p>
              </table:table-cell>
              <table:table-cell office:value-type="float" office:value="33466">
                <text:p>3346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084">
                <text:p>6084</text:p>
              </table:table-cell>
              <table:table-cell office:value-type="float" office:value="13086">
                <text:p>13086</text:p>
              </table:table-cell>
              <table:table-cell office:value-type="float" office:value="33727">
                <text:p>3372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630">
                <text:p>6630</text:p>
              </table:table-cell>
              <table:table-cell office:value-type="float" office:value="13110">
                <text:p>13110</text:p>
              </table:table-cell>
              <table:table-cell office:value-type="float" office:value="34771">
                <text:p>3477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513">
                <text:p>6513</text:p>
              </table:table-cell>
              <table:table-cell office:value-type="float" office:value="13409">
                <text:p>13409</text:p>
              </table:table-cell>
              <table:table-cell office:value-type="float" office:value="36569">
                <text:p>3656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474">
                <text:p>6474</text:p>
              </table:table-cell>
              <table:table-cell office:value-type="float" office:value="12870">
                <text:p>12870</text:p>
              </table:table-cell>
              <table:table-cell office:value-type="float" office:value="36018">
                <text:p>3601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487">
                <text:p>6487</text:p>
              </table:table-cell>
              <table:table-cell office:value-type="float" office:value="12149">
                <text:p>12149</text:p>
              </table:table-cell>
              <table:table-cell office:value-type="float" office:value="35061">
                <text:p>3506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139">
                <text:p>6139</text:p>
              </table:table-cell>
              <table:table-cell office:value-type="float" office:value="12336">
                <text:p>12336</text:p>
              </table:table-cell>
              <table:table-cell office:value-type="float" office:value="35786">
                <text:p>3578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558">
                <text:p>5558</text:p>
              </table:table-cell>
              <table:table-cell office:value-type="float" office:value="11760">
                <text:p>11760</text:p>
              </table:table-cell>
              <table:table-cell office:value-type="float" office:value="34278">
                <text:p>3427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113">
                <text:p>4113</text:p>
              </table:table-cell>
              <table:table-cell office:value-type="float" office:value="10654">
                <text:p>10654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4472">
                <text:p>4472</text:p>
              </table:table-cell>
              <table:table-cell office:value-type="float" office:value="10647">
                <text:p>10647</text:p>
              </table:table-cell>
              <table:table-cell office:value-type="float" office:value="34307">
                <text:p>3430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673">
                <text:p>4673</text:p>
              </table:table-cell>
              <table:table-cell office:value-type="float" office:value="10936">
                <text:p>10936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4551">
                <text:p>4551</text:p>
              </table:table-cell>
              <table:table-cell office:value-type="float" office:value="10652">
                <text:p>10652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4092">
                <text:p>4092</text:p>
              </table:table-cell>
              <table:table-cell office:value-type="float" office:value="10341">
                <text:p>10341</text:p>
              </table:table-cell>
              <table:table-cell office:value-type="float" office:value="34911">
                <text:p>3491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3995">
                <text:p>3995</text:p>
              </table:table-cell>
              <table:table-cell office:value-type="float" office:value="11450">
                <text:p>11450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3743">
                <text:p>3743</text:p>
              </table:table-cell>
              <table:table-cell office:value-type="float" office:value="10694">
                <text:p>10694</text:p>
              </table:table-cell>
              <table:table-cell office:value-type="float" office:value="39732">
                <text:p>3973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3507">
                <text:p>3507</text:p>
              </table:table-cell>
              <table:table-cell office:value-type="float" office:value="10708">
                <text:p>10708</text:p>
              </table:table-cell>
              <table:table-cell office:value-type="float" office:value="40838">
                <text:p>4083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3286">
                <text:p>3286</text:p>
              </table:table-cell>
              <table:table-cell office:value-type="float" office:value="10612">
                <text:p>10612</text:p>
              </table:table-cell>
              <table:table-cell office:value-type="float" office:value="41974">
                <text:p>4197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3079">
                <text:p>3079</text:p>
              </table:table-cell>
              <table:table-cell office:value-type="float" office:value="10476">
                <text:p>10476</text:p>
              </table:table-cell>
              <table:table-cell office:value-type="float" office:value="43142">
                <text:p>4314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884">
                <text:p>2884</text:p>
              </table:table-cell>
              <table:table-cell office:value-type="float" office:value="10551">
                <text:p>10551</text:p>
              </table:table-cell>
              <table:table-cell office:value-type="float" office:value="44343">
                <text:p>44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02.25">
                <text:p>7402.2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365.66666666667">
                <text:p>736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2cm" svg:y="1.405cm" svg:width="30.88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.6025">
                <text:p>19.602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9.6633333333333">
                <text:p>19.6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cm" svg:y="1.352cm" svg:width="31.34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628721153021">
                <text:p>1.3262872115302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780174939092">
                <text:p>1.2478017493909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8787986112897">
                <text:p>1.1878798611289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4749018139001">
                <text:p>1.2474901813900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7934567327323">
                <text:p>1.2793456732732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1569249657476">
                <text:p>1.2156924965747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1246498324088">
                <text:p>1.2124649832408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162283688511">
                <text:p>1.2116228368851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13897691263">
                <text:p>1.231389769126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680911937488">
                <text:p>1.3268091193748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807385353257">
                <text:p>1.2280738535325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297396519326">
                <text:p>1.229739651932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565495644014">
                <text:p>1.1956549564401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2093209186456">
                <text:p>1.3209320918645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537460549538">
                <text:p>1.2753746054953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470125420352">
                <text:p>1.1547012542035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542095616415">
                <text:p>1.245420956164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4908528549208">
                <text:p>1.1490852854920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696627155588">
                <text:p>1.2669662715558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143765828397">
                <text:p>1.1614376582839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7773173467849">
                <text:p>1.1777317346784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6284821789059">
                <text:p>1.1628482178905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671910408981">
                <text:p>1.1767191040898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03823080742648">
                <text:p>1.0382308074264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735321423903">
                <text:p>1.2773532142390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2687013758008">
                <text:p>1.2268701375800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674911854678">
                <text:p>0.967491185467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3153513658269">
                <text:p>1.1315351365826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009093496708">
                <text:p>1.1700909349670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126615877625">
                <text:p>1.2112661587762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648336945199">
                <text:p>1.1864833694519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4459475929266">
                <text:p>1.0445947592926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569751300994">
                <text:p>1.2656975130099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692237694049">
                <text:p>1.2769223769404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383229047085">
                <text:p>1.033832290470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46113727117">
                <text:p>1.0484611372711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540297034663">
                <text:p>1.0754029703466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496362028673">
                <text:p>1.1049636202867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561347527066">
                <text:p>1.0756134752706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157450526604">
                <text:p>1.0715745052660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464845186067">
                <text:p>1.0546484518606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918104847201">
                <text:p>1.0391810484720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77537139605422">
                <text:p>0.97753713960542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40385322099504">
                <text:p>0.94038532209950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402320636185">
                <text:p>1.0240232063618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647898203393">
                <text:p>1.026478982033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70762970327156">
                <text:p>0.97076297032715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0.936787726609197">
                <text:p>0.93678772660919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6006337982126">
                <text:p>1.060063379821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91218725216786">
                <text:p>0.99121872521678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11374080263581">
                <text:p>0.91137408026358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5427071029859">
                <text:p>1.0542707102985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0218295870789">
                <text:p>1.1021829587078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8393451041468">
                <text:p>1.0839345104146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11374080263581">
                <text:p>0.91137408026358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1886566000682">
                <text:p>1.0188656600068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826960384102942">
                <text:p>0.82696038410294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819647440199737">
                <text:p>0.8196474401997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0.931887608384034">
                <text:p>0.9318876083840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87168452804901">
                <text:p>0.98716845280490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18699638429752">
                <text:p>0.9186996384297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47488244459834">
                <text:p>0.94748824445983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185626300274">
                <text:p>0.9918562630027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29770038161601">
                <text:p>0.92977003816160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39974396446944">
                <text:p>0.93997439644694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47488244459834">
                <text:p>0.94748824445983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26590646137415">
                <text:p>0.92659064613741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39060705528931">
                <text:p>0.83906070552893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84912593298647">
                <text:p>0.88491259329864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79145523920399">
                <text:p>0.97914552392039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76096590003189">
                <text:p>0.97609659000318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90066523407096">
                <text:p>0.99006652340709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619446097826">
                <text:p>1.0461944609782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923971779146">
                <text:p>0.99092397177914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9638774543405">
                <text:p>0.9963877454340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99729244879949">
                <text:p>0.99972924487994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39402695436014">
                <text:p>0.93940269543601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0763.3333333333">
                <text:p>2076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